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343cm" style:rel-column-width="12453*"/>
    </style:style>
    <style:style style:name="Table3.B" style:family="table-column">
      <style:table-column-properties style:column-width="14.247cm" style:rel-column-width="5308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379cm" style:rel-column-width="8865*"/>
    </style:style>
    <style:style style:name="Table4.B" style:family="table-column">
      <style:table-column-properties style:column-width="15.21cm" style:rel-column-width="5667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officeooo:rsid="00337b64" officeooo:paragraph-rsid="00337b64" style:font-size-asian="10pt" style:font-size-complex="10pt"/>
    </style:style>
    <style:style style:name="P3" style:family="paragraph" style:parent-style-name="Standard">
      <style:text-properties style:font-name="Arial" fo:font-size="10pt" officeooo:rsid="00de49b2" officeooo:paragraph-rsid="00337b64" style:font-size-asian="10pt" style:font-size-complex="10pt"/>
    </style:style>
    <style:style style:name="P4" style:family="paragraph" style:parent-style-name="Standard">
      <style:text-properties style:font-name="Arial" fo:font-size="10pt" officeooo:rsid="00de49b2" officeooo:paragraph-rsid="00de49b2" style:font-size-asian="10pt" style:font-size-complex="10pt"/>
    </style:style>
    <style:style style:name="P5" style:family="paragraph" style:parent-style-name="Standard">
      <style:text-properties style:font-name="Arial" fo:font-size="10pt" officeooo:rsid="0038a4e0" officeooo:paragraph-rsid="003d5fe7" style:font-size-asian="10pt" style:font-size-complex="10pt"/>
    </style:style>
    <style:style style:name="P6" style:family="paragraph" style:parent-style-name="Standard">
      <style:text-properties style:font-name="Arial" fo:font-size="10pt" officeooo:rsid="0038a4e0" officeooo:paragraph-rsid="00de49b2" style:font-size-asian="10pt" style:font-size-complex="10pt"/>
    </style:style>
    <style:style style:name="P7" style:family="paragraph" style:parent-style-name="Standard">
      <style:text-properties style:font-name="Arial" fo:font-size="10pt" officeooo:rsid="003e65b9" officeooo:paragraph-rsid="0048b4af" style:font-size-asian="10pt" style:font-size-complex="10pt"/>
    </style:style>
    <style:style style:name="P8" style:family="paragraph" style:parent-style-name="Standard">
      <style:text-properties style:font-name="Arial" fo:font-size="10pt" officeooo:rsid="003e65b9" officeooo:paragraph-rsid="00de49b2" style:font-size-asian="10pt" style:font-size-complex="10pt"/>
    </style:style>
    <style:style style:name="P9" style:family="paragraph" style:parent-style-name="Standard" style:list-style-name="L1">
      <style:text-properties style:font-name="Arial" fo:font-size="10pt" officeooo:rsid="0051e8a9" officeooo:paragraph-rsid="00543758" style:font-size-asian="10pt" style:font-size-complex="10pt"/>
    </style:style>
    <style:style style:name="P10" style:family="paragraph" style:parent-style-name="Standard" style:list-style-name="L1">
      <style:text-properties style:font-name="Arial" fo:font-size="10pt" officeooo:paragraph-rsid="00543758" style:font-size-asian="10pt" style:font-size-complex="10pt"/>
    </style:style>
    <style:style style:name="P11" style:family="paragraph" style:parent-style-name="Standard" style:list-style-name="L1">
      <style:text-properties style:font-name="Arial" fo:font-size="10pt" officeooo:rsid="00543758" officeooo:paragraph-rsid="00543758" style:font-size-asian="10pt" style:font-size-complex="10pt"/>
    </style:style>
    <style:style style:name="P12" style:family="paragraph" style:parent-style-name="Standard" style:list-style-name="L1">
      <style:text-properties style:font-name="Arial" fo:font-size="10pt" officeooo:rsid="0055936d" officeooo:paragraph-rsid="0055936d" style:font-size-asian="10pt" style:font-size-complex="10pt"/>
    </style:style>
    <style:style style:name="P13" style:family="paragraph" style:parent-style-name="Standard">
      <style:text-properties style:font-name="Arial" fo:font-size="10pt" officeooo:rsid="0055936d" officeooo:paragraph-rsid="0055936d" style:font-size-asian="10pt" style:font-size-complex="10pt"/>
    </style:style>
    <style:style style:name="P14" style:family="paragraph" style:parent-style-name="Standard" style:list-style-name="L1">
      <style:text-properties style:font-name="Arial" fo:font-size="10pt" officeooo:rsid="0057ec21" officeooo:paragraph-rsid="0057ec21" style:font-size-asian="10pt" style:font-size-complex="10pt"/>
    </style:style>
    <style:style style:name="P15" style:family="paragraph" style:parent-style-name="Standard" style:list-style-name="L1">
      <style:text-properties style:font-name="Arial" fo:font-size="10pt" officeooo:rsid="005d6f56" officeooo:paragraph-rsid="005d6f56" style:font-size-asian="10pt" style:font-size-complex="10pt"/>
    </style:style>
    <style:style style:name="P16" style:family="paragraph" style:parent-style-name="Standard">
      <style:text-properties style:font-name="Arial" fo:font-size="10pt" officeooo:paragraph-rsid="00543758" style:font-size-asian="10pt" style:font-size-complex="10pt"/>
    </style:style>
    <style:style style:name="P17" style:family="paragraph" style:parent-style-name="Standard">
      <style:text-properties style:font-name="Arial" fo:font-size="10pt" officeooo:rsid="0018cc58" officeooo:paragraph-rsid="0018cc58" style:font-size-asian="10pt" style:font-size-complex="10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officeooo:paragraph-rsid="01071f57" style:font-size-asian="10pt" style:font-size-complex="10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officeooo:rsid="00de49b2" officeooo:paragraph-rsid="01071f57" style:font-size-asian="10pt" style:font-size-complex="10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officeooo:rsid="01071f57" officeooo:paragraph-rsid="01071f57" style:font-size-asian="10pt" style:font-size-complex="10p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officeooo:rsid="007f0741" officeooo:paragraph-rsid="007f0741" style:font-size-asian="10pt" style:font-size-complex="10pt"/>
    </style:style>
    <style:style style:name="P23" style:family="paragraph" style:parent-style-name="Table_20_Contents">
      <style:text-properties style:font-name="Arial" fo:font-size="10pt" style:font-size-asian="10pt" style:font-size-complex="10pt"/>
    </style:style>
    <style:style style:name="P24" style:family="paragraph" style:parent-style-name="Table_20_Contents">
      <style:text-properties style:font-name="Arial" fo:font-size="10pt" officeooo:rsid="00605bf8" officeooo:paragraph-rsid="00605bf8" style:font-size-asian="10pt" style:font-size-complex="10pt"/>
    </style:style>
    <style:style style:name="P25" style:family="paragraph" style:parent-style-name="Table_20_Contents">
      <style:text-properties style:font-name="Arial" fo:font-size="10pt" officeooo:rsid="007a27db" officeooo:paragraph-rsid="007a27db" style:font-size-asian="10pt" style:font-size-complex="10pt"/>
    </style:style>
    <style:style style:name="P26" style:family="paragraph" style:parent-style-name="Table_20_Contents">
      <style:text-properties style:font-name="Arial" fo:font-size="10pt" officeooo:rsid="0061cbc1" officeooo:paragraph-rsid="0061cbc1" style:font-size-asian="10pt" style:font-size-complex="10pt"/>
    </style:style>
    <style:style style:name="P27" style:family="paragraph" style:parent-style-name="Table_20_Contents">
      <style:text-properties style:font-name="Arial" fo:font-size="10pt" officeooo:rsid="0062cd4b" officeooo:paragraph-rsid="0062cd4b" style:font-size-asian="10pt" style:font-size-complex="10pt"/>
    </style:style>
    <style:style style:name="P28" style:family="paragraph" style:parent-style-name="Table_20_Contents">
      <style:text-properties style:font-name="Arial" fo:font-size="10pt" officeooo:rsid="00811f37" officeooo:paragraph-rsid="00811f37" style:font-size-asian="10pt" style:font-size-complex="10pt"/>
    </style:style>
    <style:style style:name="P29" style:family="paragraph" style:parent-style-name="Table_20_Contents">
      <style:text-properties style:font-name="Arial" fo:font-size="10pt" officeooo:rsid="0082410d" officeooo:paragraph-rsid="0082410d" style:font-size-asian="10pt" style:font-size-complex="10pt"/>
    </style:style>
    <style:style style:name="P30" style:family="paragraph" style:parent-style-name="Table_20_Contents">
      <style:text-properties style:font-name="Arial" fo:font-size="10pt" officeooo:rsid="007b8e9d" officeooo:paragraph-rsid="007b8e9d" style:font-size-asian="10pt" style:font-size-complex="10pt"/>
    </style:style>
    <style:style style:name="P31" style:family="paragraph" style:parent-style-name="Table_20_Contents">
      <style:text-properties style:font-name="Arial" fo:font-size="10pt" officeooo:rsid="001fdf97" officeooo:paragraph-rsid="001fdf97" style:font-size-asian="10pt" style:font-size-complex="10pt"/>
    </style:style>
    <style:style style:name="P32" style:family="paragraph" style:parent-style-name="Table_20_Contents">
      <style:text-properties style:font-name="Arial" fo:font-size="10pt" officeooo:rsid="0021ed67" officeooo:paragraph-rsid="0021ed67" style:font-size-asian="10pt" style:font-size-complex="10pt"/>
    </style:style>
    <style:style style:name="P33" style:family="paragraph" style:parent-style-name="Table_20_Contents">
      <style:text-properties style:font-name="Arial" fo:font-size="10pt" officeooo:rsid="0021ed67" officeooo:paragraph-rsid="0061cbc1" style:font-size-asian="10pt" style:font-size-complex="10pt"/>
    </style:style>
    <style:style style:name="P34" style:family="paragraph" style:parent-style-name="Table_20_Contents">
      <style:text-properties style:font-name="Arial" fo:font-size="10pt" officeooo:rsid="00788221" officeooo:paragraph-rsid="00788221" style:font-size-asian="10pt" style:font-size-complex="10pt"/>
    </style:style>
    <style:style style:name="P35" style:family="paragraph" style:parent-style-name="Table_20_Contents">
      <style:text-properties style:font-name="Arial" fo:font-size="10pt" officeooo:rsid="007c50d5" officeooo:paragraph-rsid="007c50d5" style:font-size-asian="10pt" style:font-size-complex="10pt"/>
    </style:style>
    <style:style style:name="P36" style:family="paragraph" style:parent-style-name="Table_20_Contents">
      <style:text-properties style:font-name="Arial" fo:font-size="10pt" officeooo:rsid="0063cbb7" officeooo:paragraph-rsid="0063cbb7" style:font-size-asian="10pt" style:font-size-complex="10pt"/>
    </style:style>
    <style:style style:name="P37" style:family="paragraph" style:parent-style-name="Table_20_Contents">
      <style:text-properties style:font-name="Arial" fo:font-size="10pt" officeooo:rsid="002699aa" officeooo:paragraph-rsid="002699aa" style:font-size-asian="10pt" style:font-size-complex="10pt"/>
    </style:style>
    <style:style style:name="P38" style:family="paragraph" style:parent-style-name="Table_20_Contents">
      <style:text-properties style:font-name="Arial" fo:font-size="10pt" officeooo:rsid="006491f4" officeooo:paragraph-rsid="006491f4" style:font-size-asian="10pt" style:font-size-complex="10pt"/>
    </style:style>
    <style:style style:name="P39" style:family="paragraph" style:parent-style-name="Table_20_Contents">
      <style:text-properties style:font-name="Arial" fo:font-size="10pt" officeooo:rsid="00768744" officeooo:paragraph-rsid="00768744" style:font-size-asian="10pt" style:font-size-complex="10pt"/>
    </style:style>
    <style:style style:name="P40" style:family="paragraph" style:parent-style-name="Table_20_Contents">
      <style:text-properties style:font-name="Arial" fo:font-size="10pt" officeooo:rsid="00206aa2" officeooo:paragraph-rsid="00206aa2" style:font-size-asian="10pt" style:font-size-complex="10pt"/>
    </style:style>
    <style:style style:name="P41" style:family="paragraph" style:parent-style-name="Table_20_Contents">
      <style:text-properties style:font-name="Arial" fo:font-size="10pt" officeooo:rsid="00658dae" officeooo:paragraph-rsid="00658dae" style:font-size-asian="10pt" style:font-size-complex="10pt"/>
    </style:style>
    <style:style style:name="P42" style:family="paragraph" style:parent-style-name="Table_20_Contents">
      <style:text-properties style:font-name="Arial" fo:font-size="10pt" officeooo:rsid="0023b43b" officeooo:paragraph-rsid="0023b43b" style:font-size-asian="10pt" style:font-size-complex="10pt"/>
    </style:style>
    <style:style style:name="P43" style:family="paragraph" style:parent-style-name="Table_20_Contents">
      <style:text-properties style:font-name="Arial" fo:font-size="10pt" officeooo:rsid="0023b43b" officeooo:paragraph-rsid="00ec1d5e" style:font-size-asian="10pt" style:font-size-complex="10pt"/>
    </style:style>
    <style:style style:name="P44" style:family="paragraph" style:parent-style-name="Table_20_Contents">
      <style:text-properties style:font-name="Arial" fo:font-size="10pt" officeooo:rsid="0023b43b" officeooo:paragraph-rsid="00d0b97c" style:font-size-asian="10pt" style:font-size-complex="10pt"/>
    </style:style>
    <style:style style:name="P45" style:family="paragraph" style:parent-style-name="Table_20_Contents">
      <style:text-properties style:font-name="Arial" fo:font-size="10pt" officeooo:rsid="0023b43b" officeooo:paragraph-rsid="002f77e7" style:font-size-asian="10pt" style:font-size-complex="10pt"/>
    </style:style>
    <style:style style:name="P46" style:family="paragraph" style:parent-style-name="Table_20_Contents">
      <style:text-properties style:font-name="Arial" fo:font-size="10pt" officeooo:rsid="006624c3" officeooo:paragraph-rsid="006624c3" style:font-size-asian="10pt" style:font-size-complex="10pt"/>
    </style:style>
    <style:style style:name="P47" style:family="paragraph" style:parent-style-name="Table_20_Contents">
      <style:text-properties style:font-name="Arial" fo:font-size="10pt" officeooo:rsid="0066c17a" officeooo:paragraph-rsid="0066c17a" style:font-size-asian="10pt" style:font-size-complex="10pt"/>
    </style:style>
    <style:style style:name="P48" style:family="paragraph" style:parent-style-name="Table_20_Contents">
      <style:text-properties style:font-name="Arial" fo:font-size="10pt" officeooo:rsid="006973ce" officeooo:paragraph-rsid="006973ce" style:font-size-asian="10pt" style:font-size-complex="10pt"/>
    </style:style>
    <style:style style:name="P49" style:family="paragraph" style:parent-style-name="Table_20_Contents">
      <style:text-properties style:font-name="Arial" fo:font-size="10pt" officeooo:rsid="006973ce" officeooo:paragraph-rsid="00969089" style:font-size-asian="10pt" style:font-size-complex="10pt"/>
    </style:style>
    <style:style style:name="P50" style:family="paragraph" style:parent-style-name="Table_20_Contents">
      <style:text-properties style:font-name="Arial" fo:font-size="10pt" officeooo:rsid="00259917" officeooo:paragraph-rsid="0023b43b" style:font-size-asian="10pt" style:font-size-complex="10pt"/>
    </style:style>
    <style:style style:name="P51" style:family="paragraph" style:parent-style-name="Table_20_Contents">
      <style:text-properties style:font-name="Arial" fo:font-size="10pt" officeooo:rsid="00259917" officeooo:paragraph-rsid="00259917" style:font-size-asian="10pt" style:font-size-complex="10pt"/>
    </style:style>
    <style:style style:name="P52" style:family="paragraph" style:parent-style-name="Table_20_Contents">
      <style:text-properties style:font-name="Arial" fo:font-size="10pt" officeooo:rsid="00280738" officeooo:paragraph-rsid="00280738" style:font-size-asian="10pt" style:font-size-complex="10pt"/>
    </style:style>
    <style:style style:name="P53" style:family="paragraph" style:parent-style-name="Table_20_Contents">
      <style:text-properties style:font-name="Arial" fo:font-size="10pt" officeooo:rsid="002bd1fd" officeooo:paragraph-rsid="002bd1fd" style:font-size-asian="10pt" style:font-size-complex="10pt"/>
    </style:style>
    <style:style style:name="P54" style:family="paragraph" style:parent-style-name="Table_20_Contents">
      <style:text-properties style:font-name="Arial" fo:font-size="10pt" officeooo:rsid="00670548" officeooo:paragraph-rsid="00670548" style:font-size-asian="10pt" style:font-size-complex="10pt"/>
    </style:style>
    <style:style style:name="P55" style:family="paragraph" style:parent-style-name="Table_20_Contents">
      <style:text-properties style:font-name="Arial" fo:font-size="10pt" officeooo:rsid="00670548" officeooo:paragraph-rsid="00ee0b49" style:font-size-asian="10pt" style:font-size-complex="10pt"/>
    </style:style>
    <style:style style:name="P56" style:family="paragraph" style:parent-style-name="Table_20_Contents">
      <style:text-properties style:font-name="Arial" fo:font-size="10pt" officeooo:rsid="006715fd" officeooo:paragraph-rsid="006715fd" style:font-size-asian="10pt" style:font-size-complex="10pt"/>
    </style:style>
    <style:style style:name="P57" style:family="paragraph" style:parent-style-name="Table_20_Contents">
      <style:text-properties style:font-name="Arial" fo:font-size="10pt" officeooo:rsid="0067f3ff" officeooo:paragraph-rsid="0067f3ff" style:font-size-asian="10pt" style:font-size-complex="10pt"/>
    </style:style>
    <style:style style:name="P58" style:family="paragraph" style:parent-style-name="Table_20_Contents">
      <style:text-properties style:font-name="Arial" fo:font-size="10pt" officeooo:rsid="006905b0" officeooo:paragraph-rsid="006905b0" style:font-size-asian="10pt" style:font-size-complex="10pt"/>
    </style:style>
    <style:style style:name="P59" style:family="paragraph" style:parent-style-name="Table_20_Contents">
      <style:text-properties style:font-name="Arial" fo:font-size="10pt" officeooo:rsid="006905b0" officeooo:paragraph-rsid="00a8b2e9" style:font-size-asian="10pt" style:font-size-complex="10pt"/>
    </style:style>
    <style:style style:name="P60" style:family="paragraph" style:parent-style-name="Table_20_Contents">
      <style:text-properties style:font-name="Arial" fo:font-size="10pt" officeooo:rsid="006905b0" officeooo:paragraph-rsid="00969089" style:font-size-asian="10pt" style:font-size-complex="10pt"/>
    </style:style>
    <style:style style:name="P61" style:family="paragraph" style:parent-style-name="Table_20_Contents">
      <style:text-properties style:font-name="Arial" fo:font-size="10pt" officeooo:rsid="0069b755" officeooo:paragraph-rsid="0069b755" style:font-size-asian="10pt" style:font-size-complex="10pt"/>
    </style:style>
    <style:style style:name="P62" style:family="paragraph" style:parent-style-name="Table_20_Contents">
      <style:text-properties style:font-name="Arial" fo:font-size="10pt" officeooo:rsid="006bd1ae" officeooo:paragraph-rsid="006bd1ae" style:font-size-asian="10pt" style:font-size-complex="10pt"/>
    </style:style>
    <style:style style:name="P63" style:family="paragraph" style:parent-style-name="Table_20_Contents">
      <style:text-properties style:font-name="Arial" fo:font-size="10pt" officeooo:rsid="006c6d6c" officeooo:paragraph-rsid="006c6d6c" style:font-size-asian="10pt" style:font-size-complex="10pt"/>
    </style:style>
    <style:style style:name="P64" style:family="paragraph" style:parent-style-name="Table_20_Contents">
      <style:text-properties style:font-name="Arial" fo:font-size="10pt" officeooo:rsid="006d09fc" officeooo:paragraph-rsid="006d09fc" style:font-size-asian="10pt" style:font-size-complex="10pt"/>
    </style:style>
    <style:style style:name="P65" style:family="paragraph" style:parent-style-name="Table_20_Contents">
      <style:text-properties style:font-name="Arial" fo:font-size="10pt" officeooo:rsid="006e07bd" officeooo:paragraph-rsid="006e07bd" style:font-size-asian="10pt" style:font-size-complex="10pt"/>
    </style:style>
    <style:style style:name="P66" style:family="paragraph" style:parent-style-name="Table_20_Contents">
      <style:text-properties style:font-name="Arial" fo:font-size="10pt" officeooo:rsid="00bcc7fd" style:font-size-asian="10pt" style:font-size-complex="10pt"/>
    </style:style>
    <style:style style:name="P67" style:family="paragraph" style:parent-style-name="Table_20_Contents">
      <style:text-properties style:font-name="Arial" fo:font-size="10pt" officeooo:rsid="00bcc7fd" officeooo:paragraph-rsid="00bcc7fd" style:font-size-asian="10pt" style:font-size-complex="10pt"/>
    </style:style>
    <style:style style:name="P68" style:family="paragraph" style:parent-style-name="Table_20_Contents">
      <style:text-properties style:font-name="Arial" fo:font-size="10pt" officeooo:rsid="00a95b12" officeooo:paragraph-rsid="00a95b12" style:font-size-asian="10pt" style:font-size-complex="10pt"/>
    </style:style>
    <style:style style:name="P69" style:family="paragraph" style:parent-style-name="Table_20_Contents">
      <style:text-properties style:font-name="Arial" fo:font-size="10pt" officeooo:rsid="00a95b12" officeooo:paragraph-rsid="00bcc7fd" style:font-size-asian="10pt" style:font-size-complex="10pt"/>
    </style:style>
    <style:style style:name="P70" style:family="paragraph" style:parent-style-name="Table_20_Contents">
      <style:text-properties style:font-name="Arial" fo:font-size="10pt" officeooo:rsid="00a95b12" officeooo:paragraph-rsid="00b06987" style:font-size-asian="10pt" style:font-size-complex="10pt"/>
    </style:style>
    <style:style style:name="P71" style:family="paragraph" style:parent-style-name="Table_20_Contents">
      <style:text-properties style:font-name="Arial" fo:font-size="10pt" officeooo:rsid="00be7eec" officeooo:paragraph-rsid="00be7eec" style:font-size-asian="10pt" style:font-size-complex="10pt"/>
    </style:style>
    <style:style style:name="P72" style:family="paragraph" style:parent-style-name="Table_20_Contents">
      <style:text-properties style:font-name="Arial" fo:font-size="10pt" officeooo:rsid="00c29abc" officeooo:paragraph-rsid="00c29abc" style:font-size-asian="10pt" style:font-size-complex="10pt"/>
    </style:style>
    <style:style style:name="P73" style:family="paragraph" style:parent-style-name="Table_20_Contents">
      <style:text-properties style:font-name="Arial" fo:font-size="10pt" officeooo:rsid="007042a3" officeooo:paragraph-rsid="007042a3" style:font-size-asian="10pt" style:font-size-complex="10pt"/>
    </style:style>
    <style:style style:name="P74" style:family="paragraph" style:parent-style-name="Table_20_Contents">
      <style:text-properties style:font-name="Arial" fo:font-size="10pt" officeooo:rsid="007042a3" officeooo:paragraph-rsid="007dc687" style:font-size-asian="10pt" style:font-size-complex="10pt"/>
    </style:style>
    <style:style style:name="P75" style:family="paragraph" style:parent-style-name="Table_20_Contents">
      <style:text-properties style:font-name="Arial" fo:font-size="10pt" officeooo:rsid="007042a3" officeooo:paragraph-rsid="00bcc7fd" style:font-size-asian="10pt" style:font-size-complex="10pt"/>
    </style:style>
    <style:style style:name="P76" style:family="paragraph" style:parent-style-name="Table_20_Contents">
      <style:text-properties style:font-name="Arial" fo:font-size="10pt" officeooo:rsid="007dc687" officeooo:paragraph-rsid="007dc687" style:font-size-asian="10pt" style:font-size-complex="10pt"/>
    </style:style>
    <style:style style:name="P77" style:family="paragraph" style:parent-style-name="Table_20_Contents">
      <style:text-properties style:font-name="Arial" fo:font-size="10pt" officeooo:rsid="007076f9" officeooo:paragraph-rsid="007076f9" style:font-size-asian="10pt" style:font-size-complex="10pt"/>
    </style:style>
    <style:style style:name="P78" style:family="paragraph" style:parent-style-name="Table_20_Contents">
      <style:text-properties style:font-name="Arial" fo:font-size="10pt" officeooo:rsid="01057e8c" officeooo:paragraph-rsid="01057e8c" style:font-size-asian="10pt" style:font-size-complex="10pt"/>
    </style:style>
    <style:style style:name="P79" style:family="paragraph" style:parent-style-name="Table_20_Contents">
      <style:text-properties style:font-name="Arial" fo:font-size="10pt" officeooo:rsid="00bcca87" officeooo:paragraph-rsid="00bcca87" style:font-size-asian="10pt" style:font-size-complex="10pt"/>
    </style:style>
    <style:style style:name="P80" style:family="paragraph" style:parent-style-name="Table_20_Contents">
      <style:text-properties style:font-name="Arial" fo:font-size="10pt" officeooo:rsid="00bcca87" officeooo:paragraph-rsid="0105aa5f" style:font-size-asian="10pt" style:font-size-complex="10pt"/>
    </style:style>
    <style:style style:name="P81" style:family="paragraph" style:parent-style-name="Table_20_Contents">
      <style:text-properties style:font-name="Arial" fo:font-size="10pt" officeooo:rsid="0105aa5f" officeooo:paragraph-rsid="0105aa5f" style:font-size-asian="10pt" style:font-size-complex="10pt"/>
    </style:style>
    <style:style style:name="P82" style:family="paragraph" style:parent-style-name="Table_20_Contents">
      <style:text-properties style:font-name="Arial" fo:font-size="10pt" officeooo:rsid="0072aba6" officeooo:paragraph-rsid="0072aba6" style:font-size-asian="10pt" style:font-size-complex="10pt"/>
    </style:style>
    <style:style style:name="P83" style:family="paragraph" style:parent-style-name="Table_20_Contents">
      <style:text-properties style:font-name="Arial" fo:font-size="10pt" officeooo:rsid="00e57f0d" officeooo:paragraph-rsid="00e57f0d" style:font-size-asian="10pt" style:font-size-complex="10pt"/>
    </style:style>
    <style:style style:name="P84" style:family="paragraph" style:parent-style-name="Table_20_Contents">
      <style:text-properties style:font-name="Arial" fo:font-size="10pt" officeooo:paragraph-rsid="007f0741" style:font-size-asian="10pt" style:font-size-complex="10pt"/>
    </style:style>
    <style:style style:name="P85" style:family="paragraph" style:parent-style-name="Table_20_Contents">
      <style:text-properties style:font-name="Arial" fo:font-size="10pt" officeooo:rsid="007f0741" officeooo:paragraph-rsid="007f0741" style:font-size-asian="10pt" style:font-size-complex="10pt"/>
    </style:style>
    <style:style style:name="P86" style:family="paragraph" style:parent-style-name="Table_20_Contents">
      <style:text-properties style:font-name="Arial" fo:font-size="10pt" officeooo:rsid="007f0741" officeooo:paragraph-rsid="00c156a3" style:font-size-asian="10pt" style:font-size-complex="10pt"/>
    </style:style>
    <style:style style:name="P87" style:family="paragraph" style:parent-style-name="Table_20_Contents">
      <style:text-properties style:font-name="Arial" fo:font-size="10pt" officeooo:rsid="007f0741" officeooo:paragraph-rsid="00afb838" style:font-size-asian="10pt" style:font-size-complex="10pt"/>
    </style:style>
    <style:style style:name="P88" style:family="paragraph" style:parent-style-name="Table_20_Contents">
      <style:text-properties style:font-name="Arial" fo:font-size="10pt" officeooo:rsid="007f0741" officeooo:paragraph-rsid="00b06987" style:font-size-asian="10pt" style:font-size-complex="10pt"/>
    </style:style>
    <style:style style:name="P89" style:family="paragraph" style:parent-style-name="Table_20_Contents">
      <style:text-properties style:font-name="Arial" fo:font-size="10pt" officeooo:rsid="007f0741" officeooo:paragraph-rsid="00b2e334" style:font-size-asian="10pt" style:font-size-complex="10pt"/>
    </style:style>
    <style:style style:name="P90" style:family="paragraph" style:parent-style-name="Table_20_Contents">
      <style:text-properties style:font-name="Arial" fo:font-size="10pt" officeooo:rsid="007f0741" officeooo:paragraph-rsid="00c23207" style:font-size-asian="10pt" style:font-size-complex="10pt"/>
    </style:style>
    <style:style style:name="P91" style:family="paragraph" style:parent-style-name="Table_20_Contents">
      <style:text-properties style:font-name="Arial" fo:font-size="10pt" officeooo:rsid="007f0741" officeooo:paragraph-rsid="00c3a323" style:font-size-asian="10pt" style:font-size-complex="10pt"/>
    </style:style>
    <style:style style:name="P92" style:family="paragraph" style:parent-style-name="Table_20_Contents">
      <style:text-properties style:font-name="Arial" fo:font-size="10pt" officeooo:rsid="007f0741" officeooo:paragraph-rsid="00c57a90" style:font-size-asian="10pt" style:font-size-complex="10pt"/>
    </style:style>
    <style:style style:name="P93" style:family="paragraph" style:parent-style-name="Table_20_Contents">
      <style:text-properties style:font-name="Arial" fo:font-size="10pt" officeooo:rsid="007f0741" officeooo:paragraph-rsid="00ce1b9a" style:font-size-asian="10pt" style:font-size-complex="10pt"/>
    </style:style>
    <style:style style:name="P94" style:family="paragraph" style:parent-style-name="Table_20_Contents">
      <style:text-properties style:font-name="Arial" fo:font-size="10pt" officeooo:rsid="007f0741" officeooo:paragraph-rsid="00cf01b4" style:font-size-asian="10pt" style:font-size-complex="10pt"/>
    </style:style>
    <style:style style:name="P95" style:family="paragraph" style:parent-style-name="Table_20_Contents">
      <style:text-properties style:font-name="Arial" fo:font-size="10pt" officeooo:rsid="007f0741" officeooo:paragraph-rsid="00e2b536" style:font-size-asian="10pt" style:font-size-complex="10pt"/>
    </style:style>
    <style:style style:name="P96" style:family="paragraph" style:parent-style-name="Table_20_Contents">
      <style:text-properties style:font-name="Arial" fo:font-size="10pt" officeooo:rsid="007f0741" officeooo:paragraph-rsid="00e3db62" style:font-size-asian="10pt" style:font-size-complex="10pt"/>
    </style:style>
    <style:style style:name="P97" style:family="paragraph" style:parent-style-name="Table_20_Contents">
      <style:text-properties style:font-name="Arial" fo:font-size="10pt" officeooo:rsid="007f0741" officeooo:paragraph-rsid="00d5869e" style:font-size-asian="10pt" style:font-size-complex="10pt"/>
    </style:style>
    <style:style style:name="P98" style:family="paragraph" style:parent-style-name="Table_20_Contents">
      <style:text-properties style:font-name="Arial" fo:font-size="10pt" officeooo:rsid="007f0741" officeooo:paragraph-rsid="00d3a90f" style:font-size-asian="10pt" style:font-size-complex="10pt"/>
    </style:style>
    <style:style style:name="P99" style:family="paragraph" style:parent-style-name="Table_20_Contents">
      <style:text-properties style:font-name="Arial" fo:font-size="10pt" officeooo:rsid="007f0741" officeooo:paragraph-rsid="00d97111" style:font-size-asian="10pt" style:font-size-complex="10pt"/>
    </style:style>
    <style:style style:name="P100" style:family="paragraph" style:parent-style-name="Table_20_Contents">
      <style:text-properties style:font-name="Arial" fo:font-size="10pt" officeooo:rsid="007f0741" officeooo:paragraph-rsid="00c8391a" style:font-size-asian="10pt" style:font-size-complex="10pt"/>
    </style:style>
    <style:style style:name="P101" style:family="paragraph" style:parent-style-name="Table_20_Contents">
      <style:text-properties style:font-name="Arial" fo:font-size="10pt" officeooo:rsid="007f0741" officeooo:paragraph-rsid="00c8ec5d" style:font-size-asian="10pt" style:font-size-complex="10pt"/>
    </style:style>
    <style:style style:name="P102" style:family="paragraph" style:parent-style-name="Table_20_Contents">
      <style:text-properties style:font-name="Arial" fo:font-size="10pt" officeooo:rsid="007f0741" officeooo:paragraph-rsid="00d0b97c" style:font-size-asian="10pt" style:font-size-complex="10pt"/>
    </style:style>
    <style:style style:name="P103" style:family="paragraph" style:parent-style-name="Table_20_Contents">
      <style:text-properties style:font-name="Arial" fo:font-size="10pt" officeooo:rsid="007f0741" officeooo:paragraph-rsid="00d20672" style:font-size-asian="10pt" style:font-size-complex="10pt"/>
    </style:style>
    <style:style style:name="P104" style:family="paragraph" style:parent-style-name="Table_20_Contents">
      <style:text-properties style:font-name="Arial" fo:font-size="10pt" officeooo:rsid="007f0741" officeooo:paragraph-rsid="00ec1d5e" style:font-size-asian="10pt" style:font-size-complex="10pt"/>
    </style:style>
    <style:style style:name="P105" style:family="paragraph" style:parent-style-name="Table_20_Contents">
      <style:text-properties style:font-name="Arial" fo:font-size="10pt" officeooo:rsid="007f0741" officeooo:paragraph-rsid="00ee0b49" style:font-size-asian="10pt" style:font-size-complex="10pt"/>
    </style:style>
    <style:style style:name="P106" style:family="paragraph" style:parent-style-name="Table_20_Contents">
      <style:text-properties style:font-name="Arial" fo:font-size="10pt" officeooo:rsid="007f0741" officeooo:paragraph-rsid="00f00223" style:font-size-asian="10pt" style:font-size-complex="10pt"/>
    </style:style>
    <style:style style:name="P107" style:family="paragraph" style:parent-style-name="Table_20_Contents">
      <style:text-properties style:font-name="Arial" fo:font-size="10pt" officeooo:rsid="007f0741" officeooo:paragraph-rsid="00f714e4" style:font-size-asian="10pt" style:font-size-complex="10pt"/>
    </style:style>
    <style:style style:name="P108" style:family="paragraph" style:parent-style-name="Table_20_Contents">
      <style:text-properties style:font-name="Arial" fo:font-size="10pt" officeooo:rsid="007f0741" officeooo:paragraph-rsid="00fc5b8d" style:font-size-asian="10pt" style:font-size-complex="10pt"/>
    </style:style>
    <style:style style:name="P109" style:family="paragraph" style:parent-style-name="Table_20_Contents">
      <style:text-properties style:font-name="Arial" fo:font-size="10pt" officeooo:rsid="007f0741" officeooo:paragraph-rsid="0101aebf" style:font-size-asian="10pt" style:font-size-complex="10pt"/>
    </style:style>
    <style:style style:name="P110" style:family="paragraph" style:parent-style-name="Table_20_Contents">
      <style:text-properties style:font-name="Arial" fo:font-size="10pt" officeooo:rsid="007f0741" officeooo:paragraph-rsid="00fd4e0c" style:font-size-asian="10pt" style:font-size-complex="10pt"/>
    </style:style>
    <style:style style:name="P111" style:family="paragraph" style:parent-style-name="Table_20_Contents">
      <style:text-properties style:font-name="Arial" fo:font-size="10pt" officeooo:rsid="007f0741" officeooo:paragraph-rsid="00fef6aa" style:font-size-asian="10pt" style:font-size-complex="10pt"/>
    </style:style>
    <style:style style:name="P112" style:family="paragraph" style:parent-style-name="Table_20_Contents">
      <style:text-properties style:font-name="Arial" fo:font-size="10pt" officeooo:rsid="007f0741" officeooo:paragraph-rsid="01003e12" style:font-size-asian="10pt" style:font-size-complex="10pt"/>
    </style:style>
    <style:style style:name="P113" style:family="paragraph" style:parent-style-name="Table_20_Contents">
      <style:text-properties style:font-name="Arial" fo:font-size="10pt" officeooo:rsid="008104d0" officeooo:paragraph-rsid="008104d0" style:font-size-asian="10pt" style:font-size-complex="10pt"/>
    </style:style>
    <style:style style:name="P114" style:family="paragraph" style:parent-style-name="Table_20_Contents">
      <style:text-properties style:font-name="Arial" fo:font-size="10pt" officeooo:rsid="00afb838" officeooo:paragraph-rsid="00afb838" style:font-size-asian="10pt" style:font-size-complex="10pt"/>
    </style:style>
    <style:style style:name="P115" style:family="paragraph" style:parent-style-name="Table_20_Contents">
      <style:text-properties style:font-name="Arial" fo:font-size="10pt" officeooo:rsid="00b15c55" officeooo:paragraph-rsid="00b15c55" style:font-size-asian="10pt" style:font-size-complex="10pt"/>
    </style:style>
    <style:style style:name="P116" style:family="paragraph" style:parent-style-name="Table_20_Contents">
      <style:text-properties style:font-name="Arial" fo:font-size="10pt" officeooo:rsid="008a0266" officeooo:paragraph-rsid="008a0266" style:font-size-asian="10pt" style:font-size-complex="10pt"/>
    </style:style>
    <style:style style:name="P117" style:family="paragraph" style:parent-style-name="Table_20_Contents">
      <style:text-properties style:font-name="Arial" fo:font-size="10pt" officeooo:rsid="008a0266" officeooo:paragraph-rsid="00c23207" style:font-size-asian="10pt" style:font-size-complex="10pt"/>
    </style:style>
    <style:style style:name="P118" style:family="paragraph" style:parent-style-name="Table_20_Contents">
      <style:text-properties style:font-name="Arial" fo:font-size="10pt" officeooo:rsid="008a0266" officeooo:paragraph-rsid="00c3a323" style:font-size-asian="10pt" style:font-size-complex="10pt"/>
    </style:style>
    <style:style style:name="P119" style:family="paragraph" style:parent-style-name="Table_20_Contents">
      <style:text-properties style:font-name="Arial" fo:font-size="10pt" officeooo:rsid="008a0266" officeooo:paragraph-rsid="00c57a90" style:font-size-asian="10pt" style:font-size-complex="10pt"/>
    </style:style>
    <style:style style:name="P120" style:family="paragraph" style:parent-style-name="Table_20_Contents">
      <style:text-properties style:font-name="Arial" fo:font-size="10pt" officeooo:rsid="008a0266" officeooo:paragraph-rsid="00e2b536" style:font-size-asian="10pt" style:font-size-complex="10pt"/>
    </style:style>
    <style:style style:name="P121" style:family="paragraph" style:parent-style-name="Table_20_Contents">
      <style:text-properties style:font-name="Arial" fo:font-size="10pt" officeooo:rsid="008a0266" officeooo:paragraph-rsid="00d5869e" style:font-size-asian="10pt" style:font-size-complex="10pt"/>
    </style:style>
    <style:style style:name="P122" style:family="paragraph" style:parent-style-name="Table_20_Contents">
      <style:text-properties style:font-name="Arial" fo:font-size="10pt" officeooo:rsid="008a0266" officeooo:paragraph-rsid="00d3a90f" style:font-size-asian="10pt" style:font-size-complex="10pt"/>
    </style:style>
    <style:style style:name="P123" style:family="paragraph" style:parent-style-name="Table_20_Contents">
      <style:text-properties style:font-name="Arial" fo:font-size="10pt" officeooo:rsid="008a0266" officeooo:paragraph-rsid="00c8391a" style:font-size-asian="10pt" style:font-size-complex="10pt"/>
    </style:style>
    <style:style style:name="P124" style:family="paragraph" style:parent-style-name="Table_20_Contents">
      <style:text-properties style:font-name="Arial" fo:font-size="10pt" officeooo:rsid="008a0266" officeooo:paragraph-rsid="00ec1d5e" style:font-size-asian="10pt" style:font-size-complex="10pt"/>
    </style:style>
    <style:style style:name="P125" style:family="paragraph" style:parent-style-name="Table_20_Contents">
      <style:text-properties style:font-name="Arial" fo:font-size="10pt" officeooo:rsid="008a0266" officeooo:paragraph-rsid="00ee0b49" style:font-size-asian="10pt" style:font-size-complex="10pt"/>
    </style:style>
    <style:style style:name="P126" style:family="paragraph" style:parent-style-name="Table_20_Contents">
      <style:text-properties style:font-name="Arial" fo:font-size="10pt" officeooo:rsid="008a0266" officeooo:paragraph-rsid="00fc5b8d" style:font-size-asian="10pt" style:font-size-complex="10pt"/>
    </style:style>
    <style:style style:name="P127" style:family="paragraph" style:parent-style-name="Table_20_Contents">
      <style:text-properties style:font-name="Arial" fo:font-size="10pt" officeooo:rsid="008a0266" officeooo:paragraph-rsid="00fef6aa" style:font-size-asian="10pt" style:font-size-complex="10pt"/>
    </style:style>
    <style:style style:name="P128" style:family="paragraph" style:parent-style-name="Table_20_Contents">
      <style:text-properties style:font-name="Arial" fo:font-size="10pt" officeooo:rsid="008a0266" officeooo:paragraph-rsid="01003e12" style:font-size-asian="10pt" style:font-size-complex="10pt"/>
    </style:style>
    <style:style style:name="P129" style:family="paragraph" style:parent-style-name="Table_20_Contents">
      <style:text-properties style:font-name="Arial" fo:font-size="10pt" officeooo:rsid="0018e6ce" officeooo:paragraph-rsid="008104d0" style:font-size-asian="10pt" style:font-size-complex="10pt"/>
    </style:style>
    <style:style style:name="P130" style:family="paragraph" style:parent-style-name="Table_20_Contents">
      <style:text-properties style:font-name="Arial" fo:font-size="10pt" officeooo:rsid="0018e6ce" officeooo:paragraph-rsid="00be7eec" style:font-size-asian="10pt" style:font-size-complex="10pt"/>
    </style:style>
    <style:style style:name="P131" style:family="paragraph" style:parent-style-name="Table_20_Contents">
      <style:text-properties style:font-name="Arial" fo:font-size="10pt" officeooo:rsid="0018e6ce" officeooo:paragraph-rsid="00c23207" style:font-size-asian="10pt" style:font-size-complex="10pt"/>
    </style:style>
    <style:style style:name="P132" style:family="paragraph" style:parent-style-name="Table_20_Contents">
      <style:text-properties style:font-name="Arial" fo:font-size="10pt" officeooo:rsid="0018e6ce" officeooo:paragraph-rsid="00c3a323" style:font-size-asian="10pt" style:font-size-complex="10pt"/>
    </style:style>
    <style:style style:name="P133" style:family="paragraph" style:parent-style-name="Table_20_Contents">
      <style:text-properties style:font-name="Arial" fo:font-size="10pt" officeooo:rsid="0018e6ce" officeooo:paragraph-rsid="00c57a90" style:font-size-asian="10pt" style:font-size-complex="10pt"/>
    </style:style>
    <style:style style:name="P134" style:family="paragraph" style:parent-style-name="Table_20_Contents">
      <style:text-properties style:font-name="Arial" fo:font-size="10pt" officeooo:rsid="0018e6ce" officeooo:paragraph-rsid="00ce1b9a" style:font-size-asian="10pt" style:font-size-complex="10pt"/>
    </style:style>
    <style:style style:name="P135" style:family="paragraph" style:parent-style-name="Table_20_Contents">
      <style:text-properties style:font-name="Arial" fo:font-size="10pt" officeooo:rsid="0018e6ce" officeooo:paragraph-rsid="00cf01b4" style:font-size-asian="10pt" style:font-size-complex="10pt"/>
    </style:style>
    <style:style style:name="P136" style:family="paragraph" style:parent-style-name="Table_20_Contents">
      <style:text-properties style:font-name="Arial" fo:font-size="10pt" officeooo:rsid="0018e6ce" officeooo:paragraph-rsid="00e2b536" style:font-size-asian="10pt" style:font-size-complex="10pt"/>
    </style:style>
    <style:style style:name="P137" style:family="paragraph" style:parent-style-name="Table_20_Contents">
      <style:text-properties style:font-name="Arial" fo:font-size="10pt" officeooo:rsid="0018e6ce" officeooo:paragraph-rsid="00e3db62" style:font-size-asian="10pt" style:font-size-complex="10pt"/>
    </style:style>
    <style:style style:name="P138" style:family="paragraph" style:parent-style-name="Table_20_Contents">
      <style:text-properties style:font-name="Arial" fo:font-size="10pt" officeooo:rsid="0018e6ce" officeooo:paragraph-rsid="00d5869e" style:font-size-asian="10pt" style:font-size-complex="10pt"/>
    </style:style>
    <style:style style:name="P139" style:family="paragraph" style:parent-style-name="Table_20_Contents">
      <style:text-properties style:font-name="Arial" fo:font-size="10pt" officeooo:rsid="0018e6ce" officeooo:paragraph-rsid="00d3a90f" style:font-size-asian="10pt" style:font-size-complex="10pt"/>
    </style:style>
    <style:style style:name="P140" style:family="paragraph" style:parent-style-name="Table_20_Contents">
      <style:text-properties style:font-name="Arial" fo:font-size="10pt" officeooo:rsid="0018e6ce" officeooo:paragraph-rsid="00d97111" style:font-size-asian="10pt" style:font-size-complex="10pt"/>
    </style:style>
    <style:style style:name="P141" style:family="paragraph" style:parent-style-name="Table_20_Contents">
      <style:text-properties style:font-name="Arial" fo:font-size="10pt" officeooo:rsid="0018e6ce" officeooo:paragraph-rsid="00c8391a" style:font-size-asian="10pt" style:font-size-complex="10pt"/>
    </style:style>
    <style:style style:name="P142" style:family="paragraph" style:parent-style-name="Table_20_Contents">
      <style:text-properties style:font-name="Arial" fo:font-size="10pt" officeooo:rsid="0018e6ce" officeooo:paragraph-rsid="00c8ec5d" style:font-size-asian="10pt" style:font-size-complex="10pt"/>
    </style:style>
    <style:style style:name="P143" style:family="paragraph" style:parent-style-name="Table_20_Contents">
      <style:text-properties style:font-name="Arial" fo:font-size="10pt" officeooo:rsid="0018e6ce" officeooo:paragraph-rsid="00ec1d5e" style:font-size-asian="10pt" style:font-size-complex="10pt"/>
    </style:style>
    <style:style style:name="P144" style:family="paragraph" style:parent-style-name="Table_20_Contents">
      <style:text-properties style:font-name="Arial" fo:font-size="10pt" officeooo:rsid="0018e6ce" officeooo:paragraph-rsid="00ee0b49" style:font-size-asian="10pt" style:font-size-complex="10pt"/>
    </style:style>
    <style:style style:name="P145" style:family="paragraph" style:parent-style-name="Table_20_Contents">
      <style:text-properties style:font-name="Arial" fo:font-size="10pt" officeooo:rsid="0018e6ce" officeooo:paragraph-rsid="00fc5b8d" style:font-size-asian="10pt" style:font-size-complex="10pt"/>
    </style:style>
    <style:style style:name="P146" style:family="paragraph" style:parent-style-name="Table_20_Contents">
      <style:text-properties style:font-name="Arial" fo:font-size="10pt" officeooo:rsid="0018e6ce" officeooo:paragraph-rsid="00fef6aa" style:font-size-asian="10pt" style:font-size-complex="10pt"/>
    </style:style>
    <style:style style:name="P147" style:family="paragraph" style:parent-style-name="Table_20_Contents">
      <style:text-properties style:font-name="Arial" fo:font-size="10pt" officeooo:rsid="0018e6ce" officeooo:paragraph-rsid="01003e12" style:font-size-asian="10pt" style:font-size-complex="10pt"/>
    </style:style>
    <style:style style:name="P148" style:family="paragraph" style:parent-style-name="Table_20_Contents">
      <style:text-properties style:font-name="Arial" fo:font-size="10pt" officeooo:rsid="0018e6ce" officeooo:paragraph-rsid="0018e6ce" style:font-size-asian="10pt" style:font-size-complex="10pt"/>
    </style:style>
    <style:style style:name="P149" style:family="paragraph" style:parent-style-name="Table_20_Contents">
      <style:text-properties style:font-name="Arial" fo:font-size="10pt" officeooo:rsid="00c1d1a4" officeooo:paragraph-rsid="00c1d1a4" style:font-size-asian="10pt" style:font-size-complex="10pt"/>
    </style:style>
    <style:style style:name="P150" style:family="paragraph" style:parent-style-name="Table_20_Contents">
      <style:text-properties style:font-name="Arial" fo:font-size="10pt" officeooo:rsid="00c3a323" officeooo:paragraph-rsid="00c3a323" style:font-size-asian="10pt" style:font-size-complex="10pt"/>
    </style:style>
    <style:style style:name="P151" style:family="paragraph" style:parent-style-name="Table_20_Contents">
      <style:text-properties style:font-name="Arial" fo:font-size="10pt" officeooo:rsid="00c3a323" officeooo:paragraph-rsid="00c57a90" style:font-size-asian="10pt" style:font-size-complex="10pt"/>
    </style:style>
    <style:style style:name="P152" style:family="paragraph" style:parent-style-name="Table_20_Contents">
      <style:text-properties style:font-name="Arial" fo:font-size="10pt" officeooo:rsid="00c23207" officeooo:paragraph-rsid="00c23207" style:font-size-asian="10pt" style:font-size-complex="10pt"/>
    </style:style>
    <style:style style:name="P153" style:family="paragraph" style:parent-style-name="Table_20_Contents">
      <style:text-properties style:font-name="Arial" fo:font-size="10pt" officeooo:rsid="00c23207" officeooo:paragraph-rsid="00d5869e" style:font-size-asian="10pt" style:font-size-complex="10pt"/>
    </style:style>
    <style:style style:name="P154" style:family="paragraph" style:parent-style-name="Table_20_Contents">
      <style:text-properties style:font-name="Arial" fo:font-size="10pt" officeooo:rsid="00c23207" officeooo:paragraph-rsid="00d3a90f" style:font-size-asian="10pt" style:font-size-complex="10pt"/>
    </style:style>
    <style:style style:name="P155" style:family="paragraph" style:parent-style-name="Table_20_Contents">
      <style:text-properties style:font-name="Arial" fo:font-size="10pt" officeooo:rsid="00c23207" officeooo:paragraph-rsid="00f2a12d" style:font-size-asian="10pt" style:font-size-complex="10pt"/>
    </style:style>
    <style:style style:name="P156" style:family="paragraph" style:parent-style-name="Table_20_Contents">
      <style:text-properties style:font-name="Arial" fo:font-size="10pt" officeooo:rsid="00c23207" officeooo:paragraph-rsid="00fc5b8d" style:font-size-asian="10pt" style:font-size-complex="10pt"/>
    </style:style>
    <style:style style:name="P157" style:family="paragraph" style:parent-style-name="Table_20_Contents">
      <style:text-properties style:font-name="Arial" fo:font-size="10pt" officeooo:rsid="00c4407e" officeooo:paragraph-rsid="00c4407e" style:font-size-asian="10pt" style:font-size-complex="10pt"/>
    </style:style>
    <style:style style:name="P158" style:family="paragraph" style:parent-style-name="Table_20_Contents">
      <style:text-properties style:font-name="Arial" fo:font-size="10pt" officeooo:rsid="00c4407e" officeooo:paragraph-rsid="00c57a90" style:font-size-asian="10pt" style:font-size-complex="10pt"/>
    </style:style>
    <style:style style:name="P159" style:family="paragraph" style:parent-style-name="Table_20_Contents">
      <style:text-properties style:font-name="Arial" fo:font-size="10pt" officeooo:rsid="00c57a90" officeooo:paragraph-rsid="00ce1b9a" style:font-size-asian="10pt" style:font-size-complex="10pt"/>
    </style:style>
    <style:style style:name="P160" style:family="paragraph" style:parent-style-name="Table_20_Contents">
      <style:text-properties style:font-name="Arial" fo:font-size="10pt" officeooo:rsid="00c57a90" officeooo:paragraph-rsid="00cf01b4" style:font-size-asian="10pt" style:font-size-complex="10pt"/>
    </style:style>
    <style:style style:name="P161" style:family="paragraph" style:parent-style-name="Table_20_Contents">
      <style:text-properties style:font-name="Arial" fo:font-size="10pt" officeooo:rsid="00e2b536" officeooo:paragraph-rsid="00e2b536" style:font-size-asian="10pt" style:font-size-complex="10pt"/>
    </style:style>
    <style:style style:name="P162" style:family="paragraph" style:parent-style-name="Table_20_Contents">
      <style:text-properties style:font-name="Arial" fo:font-size="10pt" officeooo:rsid="00d3a90f" officeooo:paragraph-rsid="00d3a90f" style:font-size-asian="10pt" style:font-size-complex="10pt"/>
    </style:style>
    <style:style style:name="P163" style:family="paragraph" style:parent-style-name="Table_20_Contents">
      <style:text-properties style:font-name="Arial" fo:font-size="10pt" officeooo:rsid="00d3a90f" officeooo:paragraph-rsid="00d97111" style:font-size-asian="10pt" style:font-size-complex="10pt"/>
    </style:style>
    <style:style style:name="P164" style:family="paragraph" style:parent-style-name="Table_20_Contents">
      <style:text-properties style:font-name="Arial" fo:font-size="10pt" officeooo:rsid="00d3a90f" officeooo:paragraph-rsid="00f2a12d" style:font-size-asian="10pt" style:font-size-complex="10pt"/>
    </style:style>
    <style:style style:name="P165" style:family="paragraph" style:parent-style-name="Table_20_Contents">
      <style:text-properties style:font-name="Arial" fo:font-size="10pt" officeooo:rsid="00d3a90f" officeooo:paragraph-rsid="00fef6aa" style:font-size-asian="10pt" style:font-size-complex="10pt"/>
    </style:style>
    <style:style style:name="P166" style:family="paragraph" style:parent-style-name="Table_20_Contents">
      <style:text-properties style:font-name="Arial" fo:font-size="10pt" officeooo:rsid="00d3a90f" officeooo:paragraph-rsid="01003e12" style:font-size-asian="10pt" style:font-size-complex="10pt"/>
    </style:style>
    <style:style style:name="P167" style:family="paragraph" style:parent-style-name="Table_20_Contents">
      <style:text-properties style:font-name="Arial" fo:font-size="10pt" officeooo:rsid="008a87c2" officeooo:paragraph-rsid="008a87c2" style:font-size-asian="10pt" style:font-size-complex="10pt"/>
    </style:style>
    <style:style style:name="P168" style:family="paragraph" style:parent-style-name="Table_20_Contents">
      <style:text-properties style:font-name="Arial" fo:font-size="10pt" officeooo:rsid="008a87c2" officeooo:paragraph-rsid="008b416f" style:font-size-asian="10pt" style:font-size-complex="10pt"/>
    </style:style>
    <style:style style:name="P169" style:family="paragraph" style:parent-style-name="Table_20_Contents">
      <style:text-properties style:font-name="Arial" fo:font-size="10pt" officeooo:rsid="008a87c2" officeooo:paragraph-rsid="00ec1d5e" style:font-size-asian="10pt" style:font-size-complex="10pt"/>
    </style:style>
    <style:style style:name="P170" style:family="paragraph" style:parent-style-name="Table_20_Contents">
      <style:text-properties style:font-name="Arial" fo:font-size="10pt" officeooo:rsid="008b416f" officeooo:paragraph-rsid="008b416f" style:font-size-asian="10pt" style:font-size-complex="10pt"/>
    </style:style>
    <style:style style:name="P171" style:family="paragraph" style:parent-style-name="Table_20_Contents">
      <style:text-properties style:font-name="Arial" fo:font-size="10pt" officeooo:rsid="008b416f" officeooo:paragraph-rsid="00c8391a" style:font-size-asian="10pt" style:font-size-complex="10pt"/>
    </style:style>
    <style:style style:name="P172" style:family="paragraph" style:parent-style-name="Table_20_Contents">
      <style:text-properties style:font-name="Arial" fo:font-size="10pt" officeooo:rsid="008b416f" officeooo:paragraph-rsid="00ec1d5e" style:font-size-asian="10pt" style:font-size-complex="10pt"/>
    </style:style>
    <style:style style:name="P173" style:family="paragraph" style:parent-style-name="Table_20_Contents">
      <style:text-properties style:font-name="Arial" fo:font-size="10pt" officeooo:rsid="008b416f" officeooo:paragraph-rsid="008a87c2" style:font-size-asian="10pt" style:font-size-complex="10pt"/>
    </style:style>
    <style:style style:name="P174" style:family="paragraph" style:parent-style-name="Table_20_Contents">
      <style:text-properties style:font-name="Arial" fo:font-size="10pt" officeooo:rsid="008b416f" officeooo:paragraph-rsid="00f5ba68" style:font-size-asian="10pt" style:font-size-complex="10pt"/>
    </style:style>
    <style:style style:name="P175" style:family="paragraph" style:parent-style-name="Table_20_Contents">
      <style:text-properties style:font-name="Arial" fo:font-size="10pt" officeooo:rsid="008b416f" officeooo:paragraph-rsid="00f714e4" style:font-size-asian="10pt" style:font-size-complex="10pt"/>
    </style:style>
    <style:style style:name="P176" style:family="paragraph" style:parent-style-name="Table_20_Contents">
      <style:text-properties style:font-name="Arial" fo:font-size="10pt" officeooo:rsid="00c8391a" officeooo:paragraph-rsid="00c8391a" style:font-size-asian="10pt" style:font-size-complex="10pt"/>
    </style:style>
    <style:style style:name="P177" style:family="paragraph" style:parent-style-name="Table_20_Contents">
      <style:text-properties style:font-name="Arial" fo:font-size="10pt" officeooo:rsid="00abb765" officeooo:paragraph-rsid="00abb765" style:font-size-asian="10pt" style:font-size-complex="10pt"/>
    </style:style>
    <style:style style:name="P178" style:family="paragraph" style:parent-style-name="Table_20_Contents">
      <style:text-properties style:font-name="Arial" fo:font-size="10pt" officeooo:rsid="008da065" officeooo:paragraph-rsid="008da065" style:font-size-asian="10pt" style:font-size-complex="10pt"/>
    </style:style>
    <style:style style:name="P179" style:family="paragraph" style:parent-style-name="Table_20_Contents">
      <style:text-properties style:font-name="Arial" fo:font-size="10pt" officeooo:rsid="008da065" officeooo:paragraph-rsid="00c8ec5d" style:font-size-asian="10pt" style:font-size-complex="10pt"/>
    </style:style>
    <style:style style:name="P180" style:family="paragraph" style:parent-style-name="Table_20_Contents">
      <style:text-properties style:font-name="Arial" fo:font-size="10pt" officeooo:rsid="008da065" officeooo:paragraph-rsid="00d0b97c" style:font-size-asian="10pt" style:font-size-complex="10pt"/>
    </style:style>
    <style:style style:name="P181" style:family="paragraph" style:parent-style-name="Table_20_Contents">
      <style:text-properties style:font-name="Arial" fo:font-size="10pt" officeooo:rsid="008da065" officeooo:paragraph-rsid="00d20672" style:font-size-asian="10pt" style:font-size-complex="10pt"/>
    </style:style>
    <style:style style:name="P182" style:family="paragraph" style:parent-style-name="Table_20_Contents">
      <style:text-properties style:font-name="Arial" fo:font-size="10pt" officeooo:rsid="008da065" officeooo:paragraph-rsid="00f00223" style:font-size-asian="10pt" style:font-size-complex="10pt"/>
    </style:style>
    <style:style style:name="P183" style:family="paragraph" style:parent-style-name="Table_20_Contents">
      <style:text-properties style:font-name="Arial" fo:font-size="10pt" officeooo:rsid="009ee302" officeooo:paragraph-rsid="009ee302" style:font-size-asian="10pt" style:font-size-complex="10pt"/>
    </style:style>
    <style:style style:name="P184" style:family="paragraph" style:parent-style-name="Table_20_Contents">
      <style:text-properties style:font-name="Arial" fo:font-size="10pt" officeooo:rsid="00937e8f" officeooo:paragraph-rsid="0095ef6b" style:font-size-asian="10pt" style:font-size-complex="10pt"/>
    </style:style>
    <style:style style:name="P185" style:family="paragraph" style:parent-style-name="Table_20_Contents">
      <style:text-properties style:font-name="Arial" fo:font-size="10pt" officeooo:rsid="00937e8f" officeooo:paragraph-rsid="00937e8f" style:font-size-asian="10pt" style:font-size-complex="10pt"/>
    </style:style>
    <style:style style:name="P186" style:family="paragraph" style:parent-style-name="Table_20_Contents">
      <style:text-properties style:font-name="Arial" fo:font-size="10pt" officeooo:rsid="00d0b97c" officeooo:paragraph-rsid="00d0b97c" style:font-size-asian="10pt" style:font-size-complex="10pt"/>
    </style:style>
    <style:style style:name="P187" style:family="paragraph" style:parent-style-name="Table_20_Contents">
      <style:text-properties style:font-name="Arial" fo:font-size="10pt" officeooo:rsid="00952f29" officeooo:paragraph-rsid="00952f29" style:font-size-asian="10pt" style:font-size-complex="10pt"/>
    </style:style>
    <style:style style:name="P188" style:family="paragraph" style:parent-style-name="Table_20_Contents">
      <style:text-properties style:font-name="Arial" fo:font-size="10pt" officeooo:rsid="00952f29" officeooo:paragraph-rsid="00d0b97c" style:font-size-asian="10pt" style:font-size-complex="10pt"/>
    </style:style>
    <style:style style:name="P189" style:family="paragraph" style:parent-style-name="Table_20_Contents">
      <style:text-properties style:font-name="Arial" fo:font-size="10pt" officeooo:rsid="00952f29" officeooo:paragraph-rsid="00d20672" style:font-size-asian="10pt" style:font-size-complex="10pt"/>
    </style:style>
    <style:style style:name="P190" style:family="paragraph" style:parent-style-name="Table_20_Contents">
      <style:text-properties style:font-name="Arial" fo:font-size="10pt" officeooo:rsid="00952f29" officeooo:paragraph-rsid="00f00223" style:font-size-asian="10pt" style:font-size-complex="10pt"/>
    </style:style>
    <style:style style:name="P191" style:family="paragraph" style:parent-style-name="Table_20_Contents">
      <style:text-properties style:font-name="Arial" fo:font-size="10pt" officeooo:rsid="009d8a93" officeooo:paragraph-rsid="009d8a93" style:font-size-asian="10pt" style:font-size-complex="10pt"/>
    </style:style>
    <style:style style:name="P192" style:family="paragraph" style:parent-style-name="Table_20_Contents">
      <style:text-properties style:font-name="Arial" fo:font-size="10pt" officeooo:rsid="009fc9a7" officeooo:paragraph-rsid="009fc9a7" style:font-size-asian="10pt" style:font-size-complex="10pt"/>
    </style:style>
    <style:style style:name="P193" style:family="paragraph" style:parent-style-name="Table_20_Contents">
      <style:text-properties style:font-name="Arial" fo:font-size="10pt" officeooo:rsid="00f7727f" officeooo:paragraph-rsid="00f7727f" style:font-size-asian="10pt" style:font-size-complex="10pt"/>
    </style:style>
    <style:style style:name="P194" style:family="paragraph" style:parent-style-name="Table_20_Contents">
      <style:text-properties style:font-name="Arial" fo:font-size="10pt" officeooo:rsid="0100e90e" officeooo:paragraph-rsid="0100e90e" style:font-size-asian="10pt" style:font-size-complex="10pt"/>
    </style:style>
    <style:style style:name="P195" style:family="paragraph" style:parent-style-name="Table_20_Contents">
      <style:text-properties style:font-name="Arial" fo:font-size="10pt" officeooo:rsid="00fd429c" officeooo:paragraph-rsid="00fd429c" style:font-size-asian="10pt" style:font-size-complex="10pt"/>
    </style:style>
    <style:style style:name="P196" style:family="paragraph" style:parent-style-name="Table_20_Contents">
      <style:text-properties style:font-name="Arial" fo:font-size="10pt" officeooo:rsid="01003e12" officeooo:paragraph-rsid="01003e12" style:font-size-asian="10pt" style:font-size-complex="10pt"/>
    </style:style>
    <style:style style:name="P197" style:family="paragraph" style:parent-style-name="Table_20_Contents">
      <style:text-properties style:font-name="Arial" fo:font-size="10pt" officeooo:rsid="010202a0" officeooo:paragraph-rsid="010202a0" style:font-size-asian="10pt" style:font-size-complex="10pt"/>
    </style:style>
    <style:style style:name="P198" style:family="paragraph" style:parent-style-name="Table_20_Contents">
      <style:text-properties style:font-name="Arial" fo:font-size="10pt" officeooo:rsid="0018cc58" officeooo:paragraph-rsid="0018cc58" style:font-size-asian="10pt" style:font-size-complex="10pt"/>
    </style:style>
    <style:style style:name="P199" style:family="paragraph" style:parent-style-name="Table_20_Contents">
      <style:text-properties style:font-name="Arial" fo:font-size="10pt" officeooo:rsid="0036bbb8" officeooo:paragraph-rsid="0036bbb8" style:font-size-asian="10pt" style:font-size-complex="10pt"/>
    </style:style>
    <style:style style:name="P200" style:family="paragraph" style:parent-style-name="Table_20_Contents">
      <style:text-properties style:font-name="Arial" fo:font-size="10pt" officeooo:rsid="00372263" officeooo:paragraph-rsid="00372263" style:font-size-asian="10pt" style:font-size-complex="10pt"/>
    </style:style>
    <style:style style:name="P201" style:family="paragraph" style:parent-style-name="Table_20_Contents">
      <style:text-properties style:font-name="Arial" fo:font-size="10pt" fo:font-weight="bold" officeooo:rsid="001a1228" officeooo:paragraph-rsid="001a1228" style:font-size-asian="10pt" style:font-weight-asian="bold" style:font-size-complex="10pt" style:font-weight-complex="bold"/>
    </style:style>
    <style:style style:name="P202" style:family="paragraph" style:parent-style-name="Table_20_Contents">
      <style:text-properties style:font-name="Arial" fo:font-size="10pt" fo:font-weight="bold" officeooo:rsid="001eed7a" officeooo:paragraph-rsid="001eed7a" style:font-size-asian="10pt" style:font-weight-asian="bold" style:font-size-complex="10pt" style:font-weight-complex="bold"/>
    </style:style>
    <style:style style:name="P203" style:family="paragraph" style:parent-style-name="Table_20_Contents">
      <style:text-properties style:font-name="Arial" fo:font-size="10pt" fo:font-weight="bold" officeooo:rsid="0023618c" officeooo:paragraph-rsid="0023618c" style:font-size-asian="10pt" style:font-weight-asian="bold" style:font-size-complex="10pt" style:font-weight-complex="bold"/>
    </style:style>
    <style:style style:name="P204" style:family="paragraph" style:parent-style-name="Table_20_Contents">
      <style:text-properties style:font-name="Arial" fo:font-size="10pt" fo:font-style="normal" style:text-underline-style="none" officeooo:rsid="0018cc58" officeooo:paragraph-rsid="0018cc58" style:font-size-asian="10pt" style:font-style-asian="normal" style:font-size-complex="10pt" style:font-style-complex="normal"/>
    </style:style>
    <style:style style:name="T1" style:family="text">
      <style:text-properties officeooo:rsid="0018e6ce"/>
    </style:style>
    <style:style style:name="T2" style:family="text">
      <style:text-properties officeooo:rsid="001eed7a"/>
    </style:style>
    <style:style style:name="T3" style:family="text">
      <style:text-properties officeooo:rsid="00259917"/>
    </style:style>
    <style:style style:name="T4" style:family="text">
      <style:text-properties officeooo:rsid="002699aa"/>
    </style:style>
    <style:style style:name="T5" style:family="text">
      <style:text-properties officeooo:rsid="00280738"/>
    </style:style>
    <style:style style:name="T6" style:family="text">
      <style:text-properties officeooo:rsid="00294ca5"/>
    </style:style>
    <style:style style:name="T7" style:family="text">
      <style:text-properties officeooo:rsid="002952c7"/>
    </style:style>
    <style:style style:name="T8" style:family="text">
      <style:text-properties officeooo:rsid="00296aa8"/>
    </style:style>
    <style:style style:name="T9" style:family="text">
      <style:text-properties officeooo:rsid="0029da79"/>
    </style:style>
    <style:style style:name="T10" style:family="text">
      <style:text-properties officeooo:rsid="002bd1fd"/>
    </style:style>
    <style:style style:name="T11" style:family="text">
      <style:text-properties officeooo:rsid="002db92b"/>
    </style:style>
    <style:style style:name="T12" style:family="text">
      <style:text-properties officeooo:rsid="002f77e7"/>
    </style:style>
    <style:style style:name="T13" style:family="text">
      <style:text-properties officeooo:rsid="0030ec0b"/>
    </style:style>
    <style:style style:name="T14" style:family="text">
      <style:text-properties officeooo:rsid="003511aa"/>
    </style:style>
    <style:style style:name="T15" style:family="text">
      <style:text-properties officeooo:rsid="003960a0"/>
    </style:style>
    <style:style style:name="T16" style:family="text">
      <style:text-properties officeooo:rsid="003b2010"/>
    </style:style>
    <style:style style:name="T17" style:family="text">
      <style:text-properties officeooo:rsid="003be211"/>
    </style:style>
    <style:style style:name="T18" style:family="text">
      <style:text-properties officeooo:rsid="00405980"/>
    </style:style>
    <style:style style:name="T19" style:family="text">
      <style:text-properties officeooo:rsid="0041348b"/>
    </style:style>
    <style:style style:name="T20" style:family="text">
      <style:text-properties officeooo:rsid="0041ed86"/>
    </style:style>
    <style:style style:name="T21" style:family="text">
      <style:text-properties officeooo:rsid="00442f04"/>
    </style:style>
    <style:style style:name="T22" style:family="text">
      <style:text-properties officeooo:rsid="0044bfb6"/>
    </style:style>
    <style:style style:name="T23" style:family="text">
      <style:text-properties officeooo:rsid="00466a4a"/>
    </style:style>
    <style:style style:name="T24" style:family="text">
      <style:text-properties officeooo:rsid="00481e4d"/>
    </style:style>
    <style:style style:name="T25" style:family="text">
      <style:text-properties officeooo:rsid="004bed72"/>
    </style:style>
    <style:style style:name="T26" style:family="text">
      <style:text-properties officeooo:rsid="004dccb7"/>
    </style:style>
    <style:style style:name="T27" style:family="text">
      <style:text-properties officeooo:rsid="004ee19d"/>
    </style:style>
    <style:style style:name="T28" style:family="text">
      <style:text-properties officeooo:rsid="0052fb23"/>
    </style:style>
    <style:style style:name="T29" style:family="text">
      <style:text-properties officeooo:rsid="00543758"/>
    </style:style>
    <style:style style:name="T30" style:family="text">
      <style:text-properties officeooo:rsid="005502fe"/>
    </style:style>
    <style:style style:name="T31" style:family="text">
      <style:text-properties officeooo:rsid="0057ec21"/>
    </style:style>
    <style:style style:name="T32" style:family="text">
      <style:text-properties officeooo:rsid="0059052e"/>
    </style:style>
    <style:style style:name="T33" style:family="text">
      <style:text-properties officeooo:rsid="005d6f56"/>
    </style:style>
    <style:style style:name="T34" style:family="text">
      <style:text-properties officeooo:rsid="005e48d4"/>
    </style:style>
    <style:style style:name="T35" style:family="text">
      <style:text-properties officeooo:rsid="005f817f"/>
    </style:style>
    <style:style style:name="T36" style:family="text">
      <style:text-properties officeooo:rsid="0064bf42"/>
    </style:style>
    <style:style style:name="T37" style:family="text">
      <style:text-properties officeooo:rsid="00670548"/>
    </style:style>
    <style:style style:name="T38" style:family="text">
      <style:text-properties officeooo:rsid="006973ce"/>
    </style:style>
    <style:style style:name="T39" style:family="text">
      <style:text-properties officeooo:rsid="0069b755"/>
    </style:style>
    <style:style style:name="T40" style:family="text">
      <style:text-properties officeooo:rsid="0069d2db"/>
    </style:style>
    <style:style style:name="T41" style:family="text">
      <style:text-properties officeooo:rsid="006bd1ae"/>
    </style:style>
    <style:style style:name="T42" style:family="text">
      <style:text-properties officeooo:rsid="006eb19b"/>
    </style:style>
    <style:style style:name="T43" style:family="text">
      <style:text-properties officeooo:rsid="0070ea1d"/>
    </style:style>
    <style:style style:name="T44" style:family="text">
      <style:text-properties officeooo:rsid="007ab077"/>
    </style:style>
    <style:style style:name="T45" style:family="text">
      <style:text-properties officeooo:rsid="007b8e9d"/>
    </style:style>
    <style:style style:name="T46" style:family="text">
      <style:text-properties officeooo:rsid="007c50d5"/>
    </style:style>
    <style:style style:name="T47" style:family="text">
      <style:text-properties officeooo:rsid="007dc687"/>
    </style:style>
    <style:style style:name="T48" style:family="text">
      <style:text-properties officeooo:rsid="008104d0"/>
    </style:style>
    <style:style style:name="T49" style:family="text">
      <style:text-properties officeooo:rsid="00811f37"/>
    </style:style>
    <style:style style:name="T50" style:family="text">
      <style:text-properties officeooo:rsid="008377e8"/>
    </style:style>
    <style:style style:name="T51" style:family="text">
      <style:text-properties officeooo:rsid="0085cf60"/>
    </style:style>
    <style:style style:name="T52" style:family="text">
      <style:text-properties officeooo:rsid="008837f0"/>
    </style:style>
    <style:style style:name="T53" style:family="text">
      <style:text-properties officeooo:rsid="008a0266"/>
    </style:style>
    <style:style style:name="T54" style:family="text">
      <style:text-properties officeooo:rsid="008a87c2"/>
    </style:style>
    <style:style style:name="T55" style:family="text">
      <style:text-properties officeooo:rsid="008b58eb"/>
    </style:style>
    <style:style style:name="T56" style:family="text">
      <style:text-properties officeooo:rsid="008cb7a2"/>
    </style:style>
    <style:style style:name="T57" style:family="text">
      <style:text-properties officeooo:rsid="00926f33"/>
    </style:style>
    <style:style style:name="T58" style:family="text">
      <style:text-properties officeooo:rsid="00969089"/>
    </style:style>
    <style:style style:name="T59" style:family="text">
      <style:text-properties officeooo:rsid="0097e838"/>
    </style:style>
    <style:style style:name="T60" style:family="text">
      <style:text-properties officeooo:rsid="00aaa9fa"/>
    </style:style>
    <style:style style:name="T61" style:family="text">
      <style:text-properties officeooo:rsid="00ae3cbb"/>
    </style:style>
    <style:style style:name="T62" style:family="text">
      <style:text-properties officeooo:rsid="00ae6669"/>
    </style:style>
    <style:style style:name="T63" style:family="text">
      <style:text-properties officeooo:rsid="00af4edd"/>
    </style:style>
    <style:style style:name="T64" style:family="text">
      <style:text-properties officeooo:rsid="00afb838"/>
    </style:style>
    <style:style style:name="T65" style:family="text">
      <style:text-properties officeooo:rsid="00852200"/>
    </style:style>
    <style:style style:name="T66" style:family="text">
      <style:text-properties officeooo:rsid="00b06987"/>
    </style:style>
    <style:style style:name="T67" style:family="text">
      <style:text-properties officeooo:rsid="00b2e334"/>
    </style:style>
    <style:style style:name="T68" style:family="text">
      <style:text-properties officeooo:rsid="00b4b1ae"/>
    </style:style>
    <style:style style:name="T69" style:family="text">
      <style:text-properties officeooo:rsid="00b685d3"/>
    </style:style>
    <style:style style:name="T70" style:family="text">
      <style:text-properties officeooo:rsid="00b8f39b"/>
    </style:style>
    <style:style style:name="T71" style:family="text">
      <style:text-properties officeooo:rsid="00b9dde5"/>
    </style:style>
    <style:style style:name="T72" style:family="text">
      <style:text-properties officeooo:rsid="00ba3d82"/>
    </style:style>
    <style:style style:name="T73" style:family="text">
      <style:text-properties officeooo:rsid="00be5473"/>
    </style:style>
    <style:style style:name="T74" style:family="text">
      <style:text-properties officeooo:rsid="00be7eec"/>
    </style:style>
    <style:style style:name="T75" style:family="text">
      <style:text-properties officeooo:rsid="00c058ff"/>
    </style:style>
    <style:style style:name="T76" style:family="text">
      <style:text-properties officeooo:rsid="00c156a3"/>
    </style:style>
    <style:style style:name="T77" style:family="text">
      <style:text-properties officeooo:rsid="00c23207"/>
    </style:style>
    <style:style style:name="T78" style:family="text">
      <style:text-properties officeooo:rsid="00c29abc"/>
    </style:style>
    <style:style style:name="T79" style:family="text">
      <style:text-properties officeooo:rsid="00c2aa9b"/>
    </style:style>
    <style:style style:name="T80" style:family="text">
      <style:text-properties officeooo:rsid="00c3a323"/>
    </style:style>
    <style:style style:name="T81" style:family="text">
      <style:text-properties officeooo:rsid="00c57a90"/>
    </style:style>
    <style:style style:name="T82" style:family="text">
      <style:text-properties officeooo:rsid="00c69e90"/>
    </style:style>
    <style:style style:name="T83" style:family="text">
      <style:text-properties officeooo:rsid="00c8209e"/>
    </style:style>
    <style:style style:name="T84" style:family="text">
      <style:text-properties officeooo:rsid="00c8391a"/>
    </style:style>
    <style:style style:name="T85" style:family="text">
      <style:text-properties officeooo:rsid="00c8ec5d"/>
    </style:style>
    <style:style style:name="T86" style:family="text">
      <style:text-properties officeooo:rsid="008b416f"/>
    </style:style>
    <style:style style:name="T87" style:family="text">
      <style:text-properties officeooo:rsid="00ce1b9a"/>
    </style:style>
    <style:style style:name="T88" style:family="text">
      <style:text-properties officeooo:rsid="00cf01b4"/>
    </style:style>
    <style:style style:name="T89" style:family="text">
      <style:text-properties officeooo:rsid="00cf5092"/>
    </style:style>
    <style:style style:name="T90" style:family="text">
      <style:text-properties officeooo:rsid="00d0b97c"/>
    </style:style>
    <style:style style:name="T91" style:family="text">
      <style:text-properties officeooo:rsid="00d15264"/>
    </style:style>
    <style:style style:name="T92" style:family="text">
      <style:text-properties officeooo:rsid="00d20672"/>
    </style:style>
    <style:style style:name="T93" style:family="text">
      <style:text-properties officeooo:rsid="00d3a90f"/>
    </style:style>
    <style:style style:name="T94" style:family="text">
      <style:text-properties officeooo:rsid="00d4ab43"/>
    </style:style>
    <style:style style:name="T95" style:family="text">
      <style:text-properties officeooo:rsid="00d5869e"/>
    </style:style>
    <style:style style:name="T96" style:family="text">
      <style:text-properties officeooo:rsid="00d81c78"/>
    </style:style>
    <style:style style:name="T97" style:family="text">
      <style:text-properties officeooo:rsid="00d97111"/>
    </style:style>
    <style:style style:name="T98" style:family="text">
      <style:text-properties officeooo:rsid="00dc626e"/>
    </style:style>
    <style:style style:name="T99" style:family="text">
      <style:text-properties officeooo:rsid="00de49b2"/>
    </style:style>
    <style:style style:name="T100" style:family="text">
      <style:text-properties officeooo:rsid="00de82d4"/>
    </style:style>
    <style:style style:name="T101" style:family="text">
      <style:text-properties officeooo:rsid="00e2b536"/>
    </style:style>
    <style:style style:name="T102" style:family="text">
      <style:text-properties officeooo:rsid="00e3db62"/>
    </style:style>
    <style:style style:name="T103" style:family="text">
      <style:text-properties officeooo:rsid="00e57f0d"/>
    </style:style>
    <style:style style:name="T104" style:family="text">
      <style:text-properties officeooo:rsid="00e65fce"/>
    </style:style>
    <style:style style:name="T105" style:family="text">
      <style:text-properties officeooo:rsid="00e753b5"/>
    </style:style>
    <style:style style:name="T106" style:family="text">
      <style:text-properties officeooo:rsid="00e99f2f"/>
    </style:style>
    <style:style style:name="T107" style:family="text">
      <style:text-properties officeooo:rsid="00eca0af"/>
    </style:style>
    <style:style style:name="T108" style:family="text">
      <style:text-properties officeooo:rsid="00ee0b49"/>
    </style:style>
    <style:style style:name="T109" style:family="text">
      <style:text-properties officeooo:rsid="00f00223"/>
    </style:style>
    <style:style style:name="T110" style:family="text">
      <style:text-properties officeooo:rsid="00f0d1c3"/>
    </style:style>
    <style:style style:name="T111" style:family="text">
      <style:text-properties officeooo:rsid="00f2a12d"/>
    </style:style>
    <style:style style:name="T112" style:family="text">
      <style:text-properties officeooo:rsid="00f390d2"/>
    </style:style>
    <style:style style:name="T113" style:family="text">
      <style:text-properties officeooo:rsid="00f486bc"/>
    </style:style>
    <style:style style:name="T114" style:family="text">
      <style:text-properties officeooo:rsid="00f5ba68"/>
    </style:style>
    <style:style style:name="T115" style:family="text">
      <style:text-properties officeooo:rsid="00f714e4"/>
    </style:style>
    <style:style style:name="T116" style:family="text">
      <style:text-properties officeooo:rsid="00f7727f"/>
    </style:style>
    <style:style style:name="T117" style:family="text">
      <style:text-properties officeooo:rsid="00f923ec"/>
    </style:style>
    <style:style style:name="T118" style:family="text">
      <style:text-properties officeooo:rsid="00faca49"/>
    </style:style>
    <style:style style:name="T119" style:family="text">
      <style:text-properties officeooo:rsid="00faec40"/>
    </style:style>
    <style:style style:name="T120" style:family="text">
      <style:text-properties officeooo:rsid="00fc5b8d"/>
    </style:style>
    <style:style style:name="T121" style:family="text">
      <style:text-properties officeooo:rsid="00fd429c"/>
    </style:style>
    <style:style style:name="T122" style:family="text">
      <style:text-properties officeooo:rsid="00fd4e0c"/>
    </style:style>
    <style:style style:name="T123" style:family="text">
      <style:text-properties officeooo:rsid="00fef6aa"/>
    </style:style>
    <style:style style:name="T124" style:family="text">
      <style:text-properties officeooo:rsid="01003e12"/>
    </style:style>
    <style:style style:name="T125" style:family="text">
      <style:text-properties officeooo:rsid="0100e90e"/>
    </style:style>
    <style:style style:name="T126" style:family="text">
      <style:text-properties officeooo:rsid="0101aebf"/>
    </style:style>
    <style:style style:name="T127" style:family="text">
      <style:text-properties officeooo:rsid="01057e8c"/>
    </style:style>
    <style:style style:name="T128" style:family="text">
      <style:text-properties officeooo:rsid="00bcca87"/>
    </style:style>
    <style:style style:name="T129" style:family="text">
      <style:text-properties officeooo:rsid="010859e8"/>
    </style:style>
    <style:style style:name="T130" style:family="text">
      <style:text-properties fo:font-weight="bold" officeooo:rsid="00de49b2" style:font-weight-asian="bold" style:font-weight-complex="bold"/>
    </style:style>
    <style:style style:name="T131" style:family="text">
      <style:text-properties fo:font-weight="bold" officeooo:rsid="010859e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30">OPHAF </text:span><text:span text:style-name="T131">version 0.20</text:span></text:p>
      <text:p text:style-name="P20">Open Protocol for Home Automation and Flexibility</text:p>
      <text:p text:style-name="P21"/>
      <text:p text:style-name="P21">This protocol is used to communicate between a home automation system and appliances, sensors and information servers. </text:p>
      <text:p text:style-name="P21"/>
      <text:p text:style-name="P18"/>
      <table:table table:name="Table3" table:style-name="Table3">
        <table:table-column table:style-name="Table3.A"/>
        <table:table-column table:style-name="Table3.B"/>
        <table:table-row table:style-name="TableLine2585334638848">
          <table:table-cell table:style-name="Table3.A1" office:value-type="string">
            <text:p text:style-name="P67">JSON</text:p>
          </table:table-cell>
          <table:table-cell table:style-name="Table3.B1" office:value-type="string">
            <text:p text:style-name="P67">JSON is used for the communication</text:p>
          </table:table-cell>
        </table:table-row>
        <table:table-row table:style-name="TableLine2585334633952">
          <table:table-cell table:style-name="Table3.A2" office:value-type="string">
            <text:p text:style-name="P68"/>
          </table:table-cell>
          <table:table-cell table:style-name="Table3.B2" office:value-type="string">
            <text:p text:style-name="P69"/>
          </table:table-cell>
        </table:table-row>
        <table:table-row table:style-name="TableLine2585334648368">
          <table:table-cell table:style-name="Table3.A2" office:value-type="string">
            <text:p text:style-name="P71">Standard keys</text:p>
          </table:table-cell>
          <table:table-cell table:style-name="Table3.B2" office:value-type="string">
            <text:p text:style-name="P71">Every message should contain the messagenumber, key: “message”</text:p>
            <text:p text:style-name="P71">A response had a messagenumber 50 higher</text:p>
            <text:p text:style-name="P71">If the key “id” is used in the initial message, the reply should contain the same response</text:p>
            <text:p text:style-name="P71">The key “remark” can be used for <text:span text:style-name="T75">human </text:span>readability, but has no meaning <text:s/></text:p>
            <text:p text:style-name="P72">The reply can have key “error” when not executed, with values 1: command not found, 2: values not understood. <text:span text:style-name="T97">3: “value not possible to execute”. </text:span>Optional the key “errortext” gives a description.</text:p>
            <text:p text:style-name="P72">The reply can have key “warningtext”; the command is however executed (unless error was given”.</text:p>
            <text:p text:style-name="P72">The messages can have <text:s/>key “debugtext” <text:span text:style-name="T79">for debug information</text:span>; as “remark” is has no meaning.</text:p>
            <text:p text:style-name="P71"><text:s/></text:p>
          </table:table-cell>
        </table:table-row>
        <table:table-row table:style-name="TableLine2585334643744">
          <table:table-cell table:style-name="Table3.A2" office:value-type="string">
            <text:p text:style-name="P68">Multiple devices</text:p>
          </table:table-cell>
          <table:table-cell table:style-name="Table3.B2" office:value-type="string">
            <text:p text:style-name="P67">An <text:span text:style-name="T74">appliance</text:span> can contain multiple devices. The “device” <text:s/>key can be used. Omitting “device” addresses the default device (or only device) </text:p>
            <text:p text:style-name="P68"/>
          </table:table-cell>
        </table:table-row>
        <table:table-row table:style-name="TableLine2585334640480">
          <table:table-cell table:style-name="Table3.A2" office:value-type="string">
            <text:p text:style-name="P68"/>
          </table:table-cell>
          <table:table-cell table:style-name="Table3.B2" office:value-type="string">
            <text:p text:style-name="P67"/>
          </table:table-cell>
        </table:table-row>
        <table:table-row table:style-name="TableLine2585334640752">
          <table:table-cell table:style-name="Table3.A2" office:value-type="string">
            <text:p text:style-name="P73">Units</text:p>
          </table:table-cell>
          <table:table-cell table:style-name="Table3.B2" office:value-type="string">
            <text:p text:style-name="P74">All numbers <text:span text:style-name="T47">with physical meaning </text:span>should have units</text:p>
            <text:p text:style-name="P76">There can be a space between number and unit, but is not needed</text:p>
            <text:p text:style-name="P67">Values are given as string</text:p>
          </table:table-cell>
        </table:table-row>
        <table:table-row table:style-name="TableLine2585334644016">
          <table:table-cell table:style-name="Table3.A2" office:value-type="string">
            <text:p text:style-name="P73">Energy</text:p>
          </table:table-cell>
          <table:table-cell table:style-name="Table3.B2" office:value-type="string">
            <text:p text:style-name="P73">J, KJ, MJ</text:p>
          </table:table-cell>
        </table:table-row>
        <table:table-row table:style-name="TableLine2585334644288">
          <table:table-cell table:style-name="Table3.A2" office:value-type="string">
            <text:p text:style-name="P73">Power</text:p>
          </table:table-cell>
          <table:table-cell table:style-name="Table3.B2" office:value-type="string">
            <text:p text:style-name="P75">W, KW, MW</text:p>
          </table:table-cell>
        </table:table-row>
        <table:table-row table:style-name="TableLine2585334641024">
          <table:table-cell table:style-name="Table3.A2" office:value-type="string">
            <text:p text:style-name="P73">Temperature</text:p>
          </table:table-cell>
          <table:table-cell table:style-name="Table3.B2" office:value-type="string">
            <text:p text:style-name="P73">C, F</text:p>
          </table:table-cell>
        </table:table-row>
        <table:table-row table:style-name="TableLine2585334644560">
          <table:table-cell table:style-name="Table3.A2" office:value-type="string">
            <text:p text:style-name="P77">Time</text:p>
          </table:table-cell>
          <table:table-cell table:style-name="Table3.B2" office:value-type="string">
            <text:p text:style-name="P77">s, m, h, d. <text:span text:style-name="T43">Can be combined, no decimal point allowed (except s)</text:span></text:p>
            <text:p text:style-name="P67"/>
            <text:p text:style-name="P67"><text:span text:style-name="T127">Relative </text:span>times to now, are given with 0+ (future) or 0- (past) (eg. “0-15m” means 15 minutes ago)</text:p>
            <text:p text:style-name="P67"/>
            <text:p text:style-name="P78">A duration can also contain “infinity”.</text:p>
          </table:table-cell>
        </table:table-row>
        <table:table-row table:style-name="TableLine2585334641296">
          <table:table-cell table:style-name="Table3.A2" office:value-type="string">
            <text:p text:style-name="P79">Date</text:p>
          </table:table-cell>
          <table:table-cell table:style-name="Table3.B2" office:value-type="string">
            <text:p text:style-name="P79">Date is given <text:span text:style-name="T73">in I</text:span>SO 8601 <text:span text:style-name="T73">notation: </text:span>24h <text:span text:style-name="T73">format as</text:span> “YYYY-MM-DD HH:MM:SS”</text:p>
            <text:p text:style-name="P79"/>
            <text:p text:style-name="P81">Depending on use vales from left and right side may be omitted:, eg: </text:p>
            <text:p text:style-name="P81"><text:s text:c="2"/>DD HH:MM:SS</text:p>
            <text:p text:style-name="P80"><text:s text:c="2"/>YYYY-MM-DD HH</text:p>
            <text:p text:style-name="P81"><text:span text:style-name="T128"><text:s text:c="2"/>MM-DD HH:MM</text:span> </text:p>
          </table:table-cell>
        </table:table-row>
        <table:table-row table:style-name="TableLine2585334642384">
          <table:table-cell table:style-name="Table3.A2" office:value-type="string">
            <text:p text:style-name="P82">Percentage</text:p>
          </table:table-cell>
          <table:table-cell table:style-name="Table3.B2" office:value-type="string">
            <text:p text:style-name="P23">%</text:p>
          </table:table-cell>
        </table:table-row>
        <table:table-row table:style-name="TableLine2585334644832">
          <table:table-cell table:style-name="Table3.A2" office:value-type="string">
            <text:p text:style-name="P67">State</text:p>
          </table:table-cell>
          <table:table-cell table:style-name="Table3.B2" office:value-type="string">
            <text:p text:style-name="P66">“on” or “off”</text:p>
          </table:table-cell>
        </table:table-row>
        <table:table-row table:style-name="TableLine2585334645104">
          <table:table-cell table:style-name="Table3.A2" office:value-type="string">
            <text:p text:style-name="P83">Logical</text:p>
          </table:table-cell>
          <table:table-cell table:style-name="Table3.B2" office:value-type="string">
            <text:p text:style-name="P66">“<text:span text:style-name="T103">true</text:span>” <text:span text:style-name="T103">or “false”</text:span></text:p>
          </table:table-cell>
        </table:table-row>
      </table:table>
      <text:p text:style-name="P18"/>
      <text:p text:style-name="P18"/>
      <text:p text:style-name="P22">Commands</text:p>
      <text:p text:style-name="P22"/>
      <table:table table:name="Table4" table:style-name="Table4">
        <table:table-column table:style-name="Table4.A"/>
        <table:table-column table:style-name="Table4.B"/>
        <table:table-row table:style-name="TableLine2585334645376">
          <table:table-cell table:style-name="Table4.A1" office:value-type="string">
            <text:p text:style-name="P23">0 / <text:span text:style-name="T64">50</text:span></text:p>
          </table:table-cell>
          <table:table-cell table:style-name="Table4.B1" office:value-type="string">
            <text:p text:style-name="P84">Ping and get version</text:p>
            <text:p text:style-name="P84"><text:soft-page-break/></text:p>
            <text:p text:style-name="P85">Reply is number. This version is 0.2<text:span text:style-name="T63">0</text:span></text:p>
            <text:p text:style-name="P85"/>
            <text:p text:style-name="P85">Example: </text:p>
            <text:p text:style-name="P85"><text:s text:c="2"/><text:span text:style-name="T61">{ “message”: 0, “</text:span><text:span text:style-name="T76">id”: “abcd”, </text:span><text:span text:style-name="T61">“</text:span><text:span text:style-name="T67">remark”: “ping” </text:span><text:span text:style-name="T61">}</text:span></text:p>
            <text:p text:style-name="P86"><text:s text:c="2"/><text:span text:style-name="T61">{ “message”: </text:span>50, <text:span text:style-name="T61">“</text:span><text:span text:style-name="T76">id”: “abcd”,</text:span><text:span text:style-name="T61"> “ver</text:span><text:span text:style-name="T62">s</text:span><text:span text:style-name="T61">ion”: 0.</text:span><text:span text:style-name="T64">20</text:span><text:span text:style-name="T61"> }</text:span></text:p>
            <text:p text:style-name="P85"/>
            <text:p text:style-name="P85"/>
          </table:table-cell>
        </table:table-row>
        <table:table-row table:style-name="TableLine2585334655712">
          <table:table-cell table:style-name="Table4.A2" office:value-type="string">
            <text:p text:style-name="P24"><text:span text:style-name="T64">1 / </text:span><text:span text:style-name="T48">5</text:span>1</text:p>
          </table:table-cell>
          <table:table-cell table:style-name="Table4.B2" office:value-type="string">
            <text:p text:style-name="P24">Get <text:span text:style-name="T64">info</text:span></text:p>
            <text:p text:style-name="P24"/>
            <text:p text:style-name="P113">Reply is type number</text:p>
            <text:p text:style-name="P113">-<text:span text:style-name="T66">1: list</text:span></text:p>
            <text:p text:style-name="P113">0: <text:span text:style-name="T64">G</text:span>eneric</text:p>
            <text:p text:style-name="P113">1: EV</text:p>
            <text:p text:style-name="P113">2: Solar</text:p>
            <text:p text:style-name="P113">3: Heating / cooling</text:p>
            <text:p text:style-name="P113">4: Washing</text:p>
            <text:p text:style-name="P113"/>
            <text:p text:style-name="P114">Machine is free text</text:p>
            <text:p text:style-name="P68">If one interface contains more <text:span text:style-name="T60">devices, a list is given with the letters. </text:span></text:p>
            <text:p text:style-name="P68"/>
            <text:p text:style-name="P114">Examples</text:p>
            <text:p text:style-name="P87"><text:s text:c="2"/><text:span text:style-name="T61">{ “message”: </text:span><text:span text:style-name="T64">1</text:span><text:span text:style-name="T61"> }</text:span></text:p>
            <text:p text:style-name="P87"><text:s text:c="2"/><text:span text:style-name="T61">{ “message”: </text:span>5<text:span text:style-name="T64">1</text:span>, <text:span text:style-name="T61">“</text:span><text:span text:style-name="T64">type</text:span><text:span text:style-name="T61">”: </text:span><text:span text:style-name="T64">1, “machine”: </text:span><text:span text:style-name="T65">“</text:span><text:span text:style-name="T51">ACME</text:span><text:span text:style-name="T65"> </text:span><text:span text:style-name="T51">RB2000</text:span><text:span text:style-name="T65">”</text:span><text:span text:style-name="T61">}</text:span></text:p>
            <text:p text:style-name="P87"/>
            <text:p text:style-name="P115"><text:span text:style-name="T70">Rep</text:span><text:span text:style-name="T71">l</text:span><text:span text:style-name="T70">y from a</text:span>n integrated solar / <text:span text:style-name="T71">cooling</text:span> unit:</text:p>
            <text:p text:style-name="P88"><text:s text:c="2"/><text:span text:style-name="T61">{ “message”: </text:span>5<text:span text:style-name="T64">1</text:span>, <text:span text:style-name="T64">“machine”: </text:span><text:span text:style-name="T65">“</text:span><text:span text:style-name="T51">ACME</text:span><text:span text:style-name="T65"> </text:span><text:span text:style-name="T51">RB2000 </text:span><text:span text:style-name="T68">Plus</text:span><text:span text:style-name="T65">” </text:span></text:p>
            <text:p text:style-name="P88"><text:span text:style-name="T65"><text:s text:c="5"/>“</text:span><text:span text:style-name="T66">typelist”: [ {“type”: 2, “device”: 1}, {“type”: 3, “device”: 2} ] </text:span><text:span text:style-name="T61">}</text:span></text:p>
            <text:p text:style-name="P70"/>
          </table:table-cell>
        </table:table-row>
        <table:table-row table:style-name="TableLine2585334666320">
          <table:table-cell table:style-name="Table4.A2" office:value-type="string">
            <text:p text:style-name="P29"><text:span text:style-name="T67">2 / </text:span><text:span text:style-name="T53">5</text:span><text:span text:style-name="T67">2</text:span></text:p>
          </table:table-cell>
          <table:table-cell table:style-name="Table4.B2" office:value-type="string">
            <text:p text:style-name="P24">Get command list</text:p>
            <text:p text:style-name="P24"/>
            <text:p text:style-name="P116">Reply is list with supported optional commands for the specified type</text:p>
            <text:p text:style-name="P116"/>
            <text:p text:style-name="P116">Example:</text:p>
            <text:p text:style-name="P89"><text:s text:c="2"/><text:span text:style-name="T61">{ “message”: </text:span><text:span text:style-name="T67">2, “</text:span><text:span text:style-name="T72">device”: 1</text:span><text:span text:style-name="T61"> }</text:span></text:p>
            <text:p text:style-name="P86"><text:s text:c="2"/><text:span text:style-name="T61">{ “message”: </text:span>5<text:span text:style-name="T67">2</text:span>, <text:span text:style-name="T61"><text:s/></text:span><text:span text:style-name="T67">“</text:span><text:span text:style-name="T72">device”: 1,</text:span><text:span text:style-name="T61"> “</text:span><text:span text:style-name="T69">commandlist</text:span><text:span text:style-name="T61">”: </text:span><text:span text:style-name="T69">[“command”: 105, “command”: 106]</text:span><text:span text:style-name="T61">}</text:span></text:p>
            <text:p text:style-name="P116"/>
          </table:table-cell>
        </table:table-row>
        <table:table-row table:style-name="TableLine2585334667136">
          <table:table-cell table:style-name="Table4.A2" office:value-type="string">
            <text:p text:style-name="P24"><text:span text:style-name="T129">3 / </text:span><text:span text:style-name="T48">5</text:span><text:span text:style-name="T50">3</text:span></text:p>
          </table:table-cell>
          <table:table-cell table:style-name="Table4.B2" office:value-type="string">
            <text:p text:style-name="P24">Get status</text:p>
            <text:p text:style-name="P24"/>
            <text:p text:style-name="P113">Reply is number:</text:p>
            <text:p text:style-name="P129">0: <text:span text:style-name="T48">not ready (off, no user selection, etc)</text:span></text:p>
            <text:p text:style-name="P129">1: ready <text:span text:style-name="T52">(to start)</text:span></text:p>
            <text:p text:style-name="P129">2: active</text:p>
            <text:p text:style-name="P129"/>
            <text:p text:style-name="P116">Example</text:p>
            <text:p text:style-name="P130"><text:span text:style-name="T4"><text:s text:c="2"/></text:span><text:span text:style-name="T61">{ “message”: </text:span><text:span text:style-name="T76">3</text:span><text:span text:style-name="T67">, </text:span><text:span text:style-name="T61">}</text:span></text:p>
            <text:p text:style-name="P86"><text:s text:c="2"/><text:span text:style-name="T61">{ “message”: </text:span>5<text:span text:style-name="T76">3</text:span>, <text:span text:style-name="T61"><text:s/>“</text:span><text:span text:style-name="T76">status</text:span><text:span text:style-name="T61">”: </text:span><text:span text:style-name="T76">2 </text:span><text:span text:style-name="T61">}</text:span></text:p>
          </table:table-cell>
        </table:table-row>
        <table:table-row table:style-name="TableLine2585334663056"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23"/>
          </table:table-cell>
        </table:table-row>
        <table:table-row table:style-name="TableLine2585334659248">
          <table:table-cell table:style-name="Table4.A2" office:value-type="string">
            <text:p text:style-name="P149">10 / <text:span text:style-name="T129">60</text:span></text:p>
          </table:table-cell>
          <table:table-cell table:style-name="Table4.B2" office:value-type="string">
            <text:p text:style-name="P150">Switch</text:p>
            <text:p text:style-name="P152"/>
            <text:p text:style-name="P152">keys: “switch” with options ”on”, “off” <text:span text:style-name="T82">or </text:span>percentage</text:p>
            <text:p text:style-name="P152"/>
            <text:p text:style-name="P117">Example</text:p>
            <text:p text:style-name="P131"><text:span text:style-name="T4"><text:s text:c="2"/></text:span><text:span text:style-name="T61">{ “message”: </text:span><text:span text:style-name="T77">10</text:span><text:span text:style-name="T67">, “</text:span><text:span text:style-name="T77">switch”: “25%” </text:span><text:span text:style-name="T61">}</text:span></text:p>
            <text:p text:style-name="P90"><text:s text:c="2"/><text:span text:style-name="T61">{ “message”: </text:span><text:span text:style-name="T77">60 </text:span><text:span text:style-name="T61">}</text:span></text:p>
          </table:table-cell>
        </table:table-row>
        <text:soft-page-break/>
        <table:table-row table:style-name="TableLine2585334663872">
          <table:table-cell table:style-name="Table4.A2" office:value-type="string">
            <text:p text:style-name="P150">11 / <text:span text:style-name="T129">61</text:span></text:p>
          </table:table-cell>
          <table:table-cell table:style-name="Table4.B2" office:value-type="string">
            <text:p text:style-name="P150">Get switch</text:p>
            <text:p text:style-name="P150"/>
            <text:p text:style-name="P150">Replies switch status</text:p>
            <text:p text:style-name="P150"/>
            <text:p text:style-name="P118">Example</text:p>
            <text:p text:style-name="P132"><text:span text:style-name="T4"><text:s text:c="2"/></text:span><text:span text:style-name="T61">{ “message”: </text:span><text:span text:style-name="T80">11</text:span><text:span text:style-name="T61">}</text:span></text:p>
            <text:p text:style-name="P91"><text:s text:c="2"/><text:span text:style-name="T61">{ “message”: </text:span><text:span text:style-name="T77">6</text:span><text:span text:style-name="T80">1</text:span><text:span text:style-name="T67">, “</text:span><text:span text:style-name="T77">switch”: “25%” <text:s/></text:span><text:span text:style-name="T61">}</text:span></text:p>
          </table:table-cell>
        </table:table-row>
        <table:table-row table:style-name="TableLine2585334658704">
          <table:table-cell table:style-name="Table4.A2" office:value-type="string">
            <text:p text:style-name="P157">12 / <text:span text:style-name="T129">62</text:span></text:p>
          </table:table-cell>
          <table:table-cell table:style-name="Table4.B2" office:value-type="string">
            <text:p text:style-name="P157">Get sensor</text:p>
            <text:p text:style-name="P157"/>
            <text:p text:style-name="P158">Gives the sensor data. <text:s/>Main keys are “<text:span text:style-name="T81">sensor</text:span>” <text:s/>and “<text:span text:style-name="T81">sensor</text:span>list”. <text:span text:style-name="T81">A sensor dataset contains “value” <text:s/>and optional “</text:span><text:span text:style-name="T88">id</text:span><text:span text:style-name="T81">”.</text:span></text:p>
            <text:p text:style-name="P158"/>
            <text:p text:style-name="P151"><text:span text:style-name="T53">Example</text:span><text:span text:style-name="T87">s</text:span></text:p>
            <text:p text:style-name="P133"><text:span text:style-name="T4"><text:s text:c="2"/></text:span><text:span text:style-name="T61">{ “message”: </text:span><text:span text:style-name="T80">1</text:span><text:span text:style-name="T81">2</text:span><text:span text:style-name="T61">}</text:span></text:p>
            <text:p text:style-name="P92"><text:s text:c="2"/><text:span text:style-name="T61">{ “message”: </text:span><text:span text:style-name="T77">6</text:span><text:span text:style-name="T81">2</text:span><text:span text:style-name="T67">, “</text:span><text:span text:style-name="T81">sensor</text:span><text:span text:style-name="T77">”: </text:span><text:span text:style-name="T81">{“value”: </text:span><text:span text:style-name="T77">“</text:span><text:span text:style-name="T81">21.3C</text:span><text:span text:style-name="T77">”</text:span><text:span text:style-name="T81">} </text:span><text:span text:style-name="T61">}</text:span></text:p>
            <text:p text:style-name="P158"/>
            <text:p text:style-name="P134"><text:span text:style-name="T4"><text:s text:c="2"/></text:span><text:span text:style-name="T61">{ “message”: </text:span><text:span text:style-name="T80">1</text:span><text:span text:style-name="T81">2</text:span><text:span text:style-name="T61">}</text:span></text:p>
            <text:p text:style-name="P93"><text:s text:c="2"/><text:span text:style-name="T61">{ “message”: </text:span><text:span text:style-name="T77">6</text:span><text:span text:style-name="T81">2</text:span><text:span text:style-name="T67">, </text:span></text:p>
            <text:p text:style-name="P93"><text:span text:style-name="T67"><text:s text:c="7"/>“</text:span><text:span text:style-name="T81">sensorlist</text:span><text:span text:style-name="T77">”: </text:span><text:span text:style-name="T81">[{“value”: </text:span><text:span text:style-name="T77">“</text:span><text:span text:style-name="T81">20.</text:span><text:span text:style-name="T88">6</text:span><text:span text:style-name="T81">C</text:span><text:span text:style-name="T77">”, “</text:span><text:span text:style-name="T87">id</text:span><text:span text:style-name="T81">”: “</text:span><text:span text:style-name="T88">Internal</text:span><text:span text:style-name="T81">”}, </text:span></text:p>
            <text:p text:style-name="P93"><text:span text:style-name="T81"><text:s text:c="29"/>{“value”: </text:span><text:span text:style-name="T77">“</text:span><text:span text:style-name="T89">12</text:span><text:span text:style-name="T81">.</text:span><text:span text:style-name="T88">1</text:span><text:span text:style-name="T81">C</text:span><text:span text:style-name="T77">”, “</text:span><text:span text:style-name="T87">id</text:span><text:span text:style-name="T81">”: “</text:span><text:span text:style-name="T88">External</text:span><text:span text:style-name="T81">”},</text:span></text:p>
            <text:p text:style-name="P93"><text:span text:style-name="T81"><text:s text:c="29"/>{“value”: </text:span><text:span text:style-name="T77">“</text:span><text:span text:style-name="T89">1</text:span><text:span text:style-name="T88">2</text:span><text:span text:style-name="T81">.</text:span><text:span text:style-name="T89">9</text:span><text:span text:style-name="T81">C</text:span><text:span text:style-name="T77">”, “</text:span><text:span text:style-name="T87">id</text:span><text:span text:style-name="T81">”: “</text:span><text:span text:style-name="T89">Air inlet</text:span><text:span text:style-name="T81">”}]</text:span></text:p>
            <text:p text:style-name="P93"><text:span text:style-name="T77"><text:s text:c="2"/></text:span><text:span text:style-name="T61">}</text:span></text:p>
            <text:p text:style-name="P159"><text:s/></text:p>
          </table:table-cell>
        </table:table-row>
        <table:table-row table:style-name="TableLine2585334652176">
          <table:table-cell table:style-name="Table4.A2" office:value-type="string">
            <text:p text:style-name="P157">1<text:span text:style-name="T87">3 / </text:span><text:span text:style-name="T129">63</text:span></text:p>
          </table:table-cell>
          <table:table-cell table:style-name="Table4.B2" office:value-type="string">
            <text:p text:style-name="P157">Get sensor <text:span text:style-name="T87">history</text:span></text:p>
            <text:p text:style-name="P157"/>
            <text:p text:style-name="P158">Gives the <text:span text:style-name="T88">historic </text:span>sensor data. <text:s/>Main keys are “<text:span text:style-name="T81">sensor</text:span><text:span text:style-name="T88">data</text:span>” <text:s/>and “<text:span text:style-name="T81">sensor</text:span><text:span text:style-name="T88">data</text:span>list”. <text:span text:style-name="T88">The list</text:span><text:span text:style-name="T81"> contains “value” <text:s/>and optional “description”, “time”, “date”.</text:span></text:p>
            <text:p text:style-name="P158"/>
            <text:p text:style-name="P119">Example</text:p>
            <text:p text:style-name="P133"><text:span text:style-name="T4"><text:s text:c="2"/></text:span><text:span text:style-name="T61">{ “message”: </text:span><text:span text:style-name="T80">1</text:span><text:span text:style-name="T88">3</text:span><text:span text:style-name="T61">}</text:span></text:p>
            <text:p text:style-name="P92"><text:s text:c="2"/><text:span text:style-name="T61">{ “message”: </text:span><text:span text:style-name="T77">6</text:span><text:span text:style-name="T88">3</text:span><text:span text:style-name="T67">, </text:span></text:p>
            <text:p text:style-name="P92"><text:span text:style-name="T67"><text:s text:c="7"/>“</text:span><text:span text:style-name="T81">sensor</text:span><text:span text:style-name="T88">data</text:span><text:span text:style-name="T77">”: </text:span><text:span text:style-name="T81">[{“value”: </text:span><text:span text:style-name="T77">“</text:span><text:span text:style-name="T81">20.9C</text:span><text:span text:style-name="T77">”, “</text:span><text:span text:style-name="T81">time”: “0-15m”}, </text:span></text:p>
            <text:p text:style-name="P92"><text:span text:style-name="T81"><text:s text:c="29"/>{“value”: </text:span><text:span text:style-name="T77">“</text:span><text:span text:style-name="T81">20.5C</text:span><text:span text:style-name="T77">”, “</text:span><text:span text:style-name="T81">time”: “0-30m”},</text:span></text:p>
            <text:p text:style-name="P92"><text:span text:style-name="T81"><text:s text:c="29"/>{“value”: </text:span><text:span text:style-name="T77">“</text:span><text:span text:style-name="T81">20.2C</text:span><text:span text:style-name="T77">”, “</text:span><text:span text:style-name="T81">time”: “0-45m”},</text:span></text:p>
            <text:p text:style-name="P92"><text:span text:style-name="T81"><text:s text:c="29"/>{“value”: </text:span><text:span text:style-name="T77">“</text:span><text:span text:style-name="T81">20.0C</text:span><text:span text:style-name="T77">”, “</text:span><text:span text:style-name="T81">time”: “0-60m”}]</text:span></text:p>
            <text:p text:style-name="P92"><text:span text:style-name="T77"><text:s text:c="2"/></text:span><text:span text:style-name="T61">}</text:span></text:p>
            <text:p text:style-name="P158"/>
            <text:p text:style-name="P135"><text:span text:style-name="T4"><text:s text:c="2"/></text:span><text:span text:style-name="T61">{ “message”: </text:span><text:span text:style-name="T80">1</text:span><text:span text:style-name="T88">3</text:span><text:span text:style-name="T61">}</text:span></text:p>
            <text:p text:style-name="P94"><text:s text:c="2"/><text:span text:style-name="T61">{ “message”: </text:span><text:span text:style-name="T77">6</text:span><text:span text:style-name="T88">3</text:span><text:span text:style-name="T67">, </text:span></text:p>
            <text:p text:style-name="P94"><text:span text:style-name="T67"><text:s text:c="7"/>“</text:span><text:span text:style-name="T81">sensor</text:span><text:span text:style-name="T88">datalist</text:span><text:span text:style-name="T77">”: </text:span><text:span text:style-name="T88">[ “id”: “Internal”,</text:span></text:p>
            <text:p text:style-name="P94"><text:span text:style-name="T81"><text:s text:c="37"/>[ {“value”: </text:span><text:span text:style-name="T77">“</text:span><text:span text:style-name="T81">20.9C</text:span><text:span text:style-name="T77">”, “</text:span><text:span text:style-name="T81">time”: “0-15m”}, </text:span></text:p>
            <text:p text:style-name="P94"><text:span text:style-name="T81"><text:s text:c="39"/>{“value”: </text:span><text:span text:style-name="T77">“</text:span><text:span text:style-name="T81">20.5C</text:span><text:span text:style-name="T77">”, “</text:span><text:span text:style-name="T81">time”: “0-30m”},</text:span></text:p>
            <text:p text:style-name="P94"><text:span text:style-name="T81"><text:s text:c="39"/>{“value”: </text:span><text:span text:style-name="T77">“</text:span><text:span text:style-name="T81">20.2C</text:span><text:span text:style-name="T77">”, “</text:span><text:span text:style-name="T81">time”: “0-45m”},</text:span></text:p>
            <text:p text:style-name="P94"><text:span text:style-name="T81"><text:s text:c="39"/>{“value”: </text:span><text:span text:style-name="T77">“</text:span><text:span text:style-name="T81">20.0C</text:span><text:span text:style-name="T77">”, “</text:span><text:span text:style-name="T81">time”: “0-60m”}] </text:span><text:span text:style-name="T88">],</text:span></text:p>
            <text:p text:style-name="P94"><text:span text:style-name="T67"><text:s text:c="37"/></text:span><text:span text:style-name="T88">“id”: “External”,</text:span></text:p>
            <text:p text:style-name="P94"><text:span text:style-name="T81"><text:s text:c="37"/>[ {“value”: </text:span><text:span text:style-name="T77">“</text:span><text:span text:style-name="T88">12</text:span><text:span text:style-name="T81">.</text:span><text:span text:style-name="T88">2</text:span><text:span text:style-name="T81">C</text:span><text:span text:style-name="T77">”, “</text:span><text:span text:style-name="T81">time”: “0-15m”}, </text:span></text:p>
            <text:p text:style-name="P94"><text:span text:style-name="T81"><text:s text:c="39"/>{“value”: </text:span><text:span text:style-name="T77">“</text:span><text:span text:style-name="T88">12</text:span><text:span text:style-name="T81">.</text:span><text:span text:style-name="T88">3</text:span><text:span text:style-name="T81">C</text:span><text:span text:style-name="T77">”, “</text:span><text:span text:style-name="T81">time”: “0-30m”},</text:span></text:p>
            <text:p text:style-name="P94"><text:span text:style-name="T81"><text:s text:c="39"/>{“value”: </text:span><text:span text:style-name="T77">“</text:span><text:span text:style-name="T88">12</text:span><text:span text:style-name="T81">.</text:span><text:span text:style-name="T88">3</text:span><text:span text:style-name="T81">C</text:span><text:span text:style-name="T77">”, “</text:span><text:span text:style-name="T81">time”: “0-45m”},</text:span></text:p>
            <text:p text:style-name="P94"><text:span text:style-name="T81"><text:s text:c="39"/>{“value”: </text:span><text:span text:style-name="T77">“</text:span><text:span text:style-name="T88">12</text:span><text:span text:style-name="T81">.</text:span><text:span text:style-name="T88">4</text:span><text:span text:style-name="T81">C</text:span><text:span text:style-name="T77">”, “</text:span><text:span text:style-name="T81">time”: “0-60m”}] </text:span><text:span text:style-name="T88">]</text:span></text:p>
            <text:p text:style-name="P94"><text:span text:style-name="T77"><text:s text:c="2"/></text:span><text:span text:style-name="T61">}</text:span></text:p>
            <text:p text:style-name="P160"><text:s/></text:p>
          </table:table-cell>
        </table:table-row>
        <table:table-row table:style-name="TableLine2585334653808">
          <table:table-cell table:style-name="Table4.A2" office:value-type="string">
            <text:p text:style-name="P161">20 / 70</text:p>
          </table:table-cell>
          <table:table-cell table:style-name="Table4.B2" office:value-type="string">
            <text:p text:style-name="P161">Get forecast service<text:span text:style-name="T102">list</text:span></text:p>
            <text:p text:style-name="P161"/>
            <text:p text:style-name="P161">This can be used at servers to obtain forecast services</text:p>
            <text:p text:style-name="P161"/>
            <text:p text:style-name="P120">Example</text:p>
            <text:p text:style-name="P136"><text:span text:style-name="T4"><text:s text:c="2"/></text:span><text:span text:style-name="T61">{ “message”: </text:span><text:span text:style-name="T101">20</text:span><text:span text:style-name="T61">}</text:span></text:p>
            <text:p text:style-name="P95"><text:soft-page-break/><text:s text:c="2"/><text:span text:style-name="T61">{ “message”: </text:span><text:span text:style-name="T101">70</text:span><text:span text:style-name="T67">, </text:span></text:p>
            <text:p text:style-name="P95"><text:span text:style-name="T67"><text:s text:c="5"/>“</text:span><text:span text:style-name="T81">se</text:span><text:span text:style-name="T101">rvicelist</text:span><text:span text:style-name="T77">”: </text:span><text:span text:style-name="T81">[{“</text:span><text:span text:style-name="T101">service</text:span><text:span text:style-name="T81">”: </text:span><text:span text:style-name="T77">“</text:span><text:span text:style-name="T101">temperature</text:span><text:span text:style-name="T77">”, </text:span></text:p>
            <text:p text:style-name="P95"><text:span text:style-name="T81"><text:s text:c="12"/></text:span><text:span text:style-name="T101"><text:s text:c="18"/></text:span><text:span text:style-name="T81">“</text:span><text:span text:style-name="T101">service</text:span><text:span text:style-name="T81">”: </text:span><text:span text:style-name="T77">“</text:span><text:span text:style-name="T101">electricityprices</text:span><text:span text:style-name="T77">”,</text:span></text:p>
            <text:p text:style-name="P96"><text:span text:style-name="T81"><text:s text:c="12"/></text:span><text:span text:style-name="T101"><text:s text:c="18"/></text:span><text:span text:style-name="T81">“</text:span><text:span text:style-name="T101">service</text:span><text:span text:style-name="T81">”: </text:span><text:span text:style-name="T77">“</text:span><text:span text:style-name="T101">wind</text:span><text:span text:style-name="T77">” </text:span><text:span text:style-name="T81">]</text:span></text:p>
            <text:p text:style-name="P96"><text:span text:style-name="T77"><text:s text:c="2"/></text:span><text:span text:style-name="T61">}</text:span></text:p>
            <text:p text:style-name="P161"/>
          </table:table-cell>
        </table:table-row>
        <table:table-row table:style-name="TableLine2585334653264">
          <table:table-cell table:style-name="Table4.A2" office:value-type="string">
            <text:p text:style-name="P161">2<text:span text:style-name="T102">1</text:span> / 7<text:span text:style-name="T102">1</text:span></text:p>
          </table:table-cell>
          <table:table-cell table:style-name="Table4.B2" office:value-type="string">
            <text:p text:style-name="P161">Get forecast service</text:p>
            <text:p text:style-name="P161"/>
            <text:p text:style-name="P161">This can be used at servers to obtain forecast services</text:p>
            <text:p text:style-name="P161"/>
            <text:p text:style-name="P120">Example</text:p>
            <text:p text:style-name="P137"><text:span text:style-name="T4"><text:s text:c="2"/></text:span><text:span text:style-name="T61">{ “message”: </text:span><text:span text:style-name="T101">2</text:span><text:span text:style-name="T102">1, “service”: “</text:span><text:span text:style-name="T101">electricityprices</text:span><text:span text:style-name="T102">”</text:span><text:span text:style-name="T61">}</text:span></text:p>
            <text:p text:style-name="P96"><text:s text:c="2"/><text:span text:style-name="T61">{ “message”: </text:span><text:span text:style-name="T101">7</text:span><text:span text:style-name="T102">1</text:span><text:span text:style-name="T67">, </text:span><text:span text:style-name="T102">“service”: “</text:span><text:span text:style-name="T101">electricityprices</text:span><text:span text:style-name="T102">”, </text:span></text:p>
            <text:p text:style-name="P96"><text:span text:style-name="T102"><text:s text:c="8"/>“forecast”: </text:span><text:span text:style-name="T77"><text:s/></text:span><text:span text:style-name="T81">[{“</text:span><text:span text:style-name="T102">date”: “2025-02-03 0:00”, “value”: </text:span><text:span text:style-name="T81">“</text:span><text:span text:style-name="T102">0.34 euro/kWh</text:span><text:span text:style-name="T77">”</text:span><text:span text:style-name="T102">}</text:span><text:span text:style-name="T77">, </text:span></text:p>
            <text:p text:style-name="P96"><text:span text:style-name="T102"><text:s text:c="29"/></text:span><text:span text:style-name="T81">{“</text:span><text:span text:style-name="T102">date”: “2025-02-03 1:00”, “value”: </text:span><text:span text:style-name="T81">“</text:span><text:span text:style-name="T102">0.22 euro/kWh</text:span><text:span text:style-name="T77">”</text:span><text:span text:style-name="T102">}</text:span><text:span text:style-name="T77">, </text:span></text:p>
            <text:p text:style-name="P96"><text:span text:style-name="T102"><text:s text:c="29"/></text:span><text:span text:style-name="T81">{“</text:span><text:span text:style-name="T102">date”: “2025-02-03 2:00”, “value”: </text:span><text:span text:style-name="T81">“</text:span><text:span text:style-name="T102">0.25 euro/kWh</text:span><text:span text:style-name="T77">”</text:span><text:span text:style-name="T102">}</text:span><text:span text:style-name="T77">, </text:span></text:p>
            <text:p text:style-name="P96"><text:span text:style-name="T102"><text:s text:c="29"/></text:span><text:span text:style-name="T81">{“</text:span><text:span text:style-name="T102">date”: “2025-02-03 3:00”, “value”: </text:span><text:span text:style-name="T81">“</text:span><text:span text:style-name="T102">0.26 euro/kWh</text:span><text:span text:style-name="T77">”</text:span><text:span text:style-name="T102">} ]</text:span><text:span text:style-name="T77"> </text:span></text:p>
            <text:p text:style-name="P96"><text:span text:style-name="T77"><text:s text:c="2"/></text:span><text:span text:style-name="T61">}</text:span></text:p>
            <text:p text:style-name="P161"/>
          </table:table-cell>
        </table:table-row>
        <table:table-row table:style-name="TableLine2585334654352">
          <table:table-cell table:style-name="Table4.A2" office:value-type="string">
            <text:p text:style-name="P161"/>
          </table:table-cell>
          <table:table-cell table:style-name="Table4.B2" office:value-type="string">
            <text:p text:style-name="P161"/>
          </table:table-cell>
        </table:table-row>
        <table:table-row table:style-name="TableLine2585334661968">
          <table:table-cell table:style-name="Table4.A2" office:value-type="string">
            <text:p text:style-name="P162">100 / 150</text:p>
          </table:table-cell>
          <table:table-cell table:style-name="Table4.B2" office:value-type="string">
            <text:p text:style-name="P162">Get charging mode</text:p>
            <text:p text:style-name="P162"/>
            <text:p text:style-name="P162">key: “mode”. </text:p>
            <text:p text:style-name="P162"><text:s text:c="2"/>0: off (not <text:span text:style-name="T94">possible</text:span> to switch on). </text:p>
            <text:p text:style-name="P162"><text:s text:c="2"/>1: ready to switch on. </text:p>
            <text:p text:style-name="P162"><text:s text:c="2"/>2: switched on. </text:p>
            <text:p text:style-name="P162"><text:s text:c="2"/>3: finished (not possible to <text:span text:style-name="T94">s</text:span>witch on).</text:p>
            <text:p text:style-name="P162"/>
            <text:p text:style-name="P153"/>
            <text:p text:style-name="P121">Example</text:p>
            <text:p text:style-name="P138"><text:span text:style-name="T4"><text:s text:c="2"/></text:span><text:span text:style-name="T61">{ “message”: </text:span><text:span text:style-name="T77">1</text:span><text:span text:style-name="T93">0</text:span><text:span text:style-name="T95">0</text:span><text:span text:style-name="T61">}</text:span></text:p>
            <text:p text:style-name="P97"><text:s text:c="2"/><text:span text:style-name="T61">{ “message”: </text:span><text:span text:style-name="T93">15</text:span><text:span text:style-name="T95">0</text:span><text:span text:style-name="T67">, “</text:span><text:span text:style-name="T95">mode</text:span><text:span text:style-name="T77">”: </text:span><text:span text:style-name="T95">2</text:span><text:span text:style-name="T77"> </text:span><text:span text:style-name="T61">}</text:span></text:p>
            <text:p text:style-name="P162"/>
          </table:table-cell>
        </table:table-row>
        <table:table-row table:style-name="TableLine2585334664688">
          <table:table-cell table:style-name="Table4.A2" office:value-type="string">
            <text:p text:style-name="P162">10<text:span text:style-name="T105">1</text:span>/ 15<text:span text:style-name="T105">1</text:span></text:p>
          </table:table-cell>
          <table:table-cell table:style-name="Table4.B2" office:value-type="string">
            <text:p text:style-name="P162">Switch charging</text:p>
            <text:p text:style-name="P162"/>
            <text:p text:style-name="P154"/>
            <text:p text:style-name="P154">keys: “switch” with options ”on” <text:span text:style-name="T101">and “off”</text:span></text:p>
            <text:p text:style-name="P154"/>
            <text:p text:style-name="P122">Example</text:p>
            <text:p text:style-name="P139"><text:span text:style-name="T4"><text:s text:c="2"/></text:span><text:span text:style-name="T61">{ “message”: </text:span><text:span text:style-name="T77">1</text:span><text:span text:style-name="T93">01</text:span><text:span text:style-name="T67">, “</text:span><text:span text:style-name="T77">switch”: “</text:span><text:span text:style-name="T93">on</text:span><text:span text:style-name="T77">” </text:span><text:span text:style-name="T61">}</text:span></text:p>
            <text:p text:style-name="P98"><text:s text:c="2"/><text:span text:style-name="T61">{ “message”: </text:span><text:span text:style-name="T93">151</text:span><text:span text:style-name="T77"> </text:span><text:span text:style-name="T61">}</text:span></text:p>
            <text:p text:style-name="P162"/>
            <text:p text:style-name="P140"><text:span text:style-name="T4"><text:s text:c="2"/></text:span><text:span text:style-name="T61">{ “message”: </text:span><text:span text:style-name="T77">1</text:span><text:span text:style-name="T93">01</text:span><text:span text:style-name="T67">, “</text:span><text:span text:style-name="T77">switch”: “</text:span><text:span text:style-name="T93">on</text:span><text:span text:style-name="T77">” </text:span><text:span text:style-name="T61">}</text:span></text:p>
            <text:p text:style-name="P99"><text:s text:c="2"/><text:span text:style-name="T61">{ “message”: </text:span><text:span text:style-name="T93">151, “</text:span><text:span text:style-name="T78">error</text:span><text:span text:style-name="T93">”:</text:span><text:span text:style-name="T77"> </text:span><text:span text:style-name="T97">3, “errortext”: “</text:span><text:span text:style-name="T98">Automatic mode not selected by user</text:span><text:span text:style-name="T97">”</text:span><text:span text:style-name="T61">}</text:span></text:p>
            <text:p text:style-name="P163"/>
          </table:table-cell>
        </table:table-row>
        <table:table-row table:style-name="TableLine2585334667408">
          <table:table-cell table:style-name="Table4.A2" office:value-type="string">
            <text:p text:style-name="P41">1<text:span text:style-name="T83">0</text:span><text:span text:style-name="T93">2</text:span> / <text:span text:style-name="T83">15</text:span><text:span text:style-name="T93">2</text:span></text:p>
          </table:table-cell>
          <table:table-cell table:style-name="Table4.B2" office:value-type="string">
            <text:p text:style-name="P42">Get specs</text:p>
            <text:p text:style-name="P42"/>
            <text:p text:style-name="P167"><text:span text:style-name="T104">The specs </text:span>consist of the following keywords:</text:p>
            <text:p text:style-name="P170"/>
            <text:p text:style-name="P170">Required:</text:p>
            <text:p text:style-name="P167">“charging_max”</text:p>
            <text:p text:style-name="P167">“discharging_max”</text:p>
            <text:p text:style-name="P167">“batterycapacity_max”</text:p>
            <text:p text:style-name="P170"/>
            <text:p text:style-name="P170">Optional:</text:p>
            <text:p text:style-name="P168">“charging_peak”</text:p>
            <text:p text:style-name="P168"><text:soft-page-break/>“charging_peaktime”</text:p>
            <text:p text:style-name="P168">“discharging_peak”</text:p>
            <text:p text:style-name="P168">“discharging_peaktime”</text:p>
            <text:p text:style-name="P168">“batterycapacity_min”</text:p>
            <text:p text:style-name="P167"/>
            <text:p text:style-name="P123">Example</text:p>
            <text:p text:style-name="P141"><text:span text:style-name="T4"><text:s text:c="2"/></text:span><text:span text:style-name="T61">{ “message”: </text:span><text:span text:style-name="T80">1</text:span><text:span text:style-name="T84">0</text:span><text:span text:style-name="T93">2</text:span><text:span text:style-name="T61">}</text:span></text:p>
            <text:p text:style-name="P100"><text:s text:c="2"/><text:span text:style-name="T61">{ “message”: </text:span><text:span text:style-name="T84">15</text:span><text:span text:style-name="T93">2</text:span><text:span text:style-name="T67">, </text:span></text:p>
            <text:p text:style-name="P171"><text:span text:style-name="T54"><text:s text:c="6"/>“charging_max”: “</text:span>7.<text:span text:style-name="T56">2</text:span> kW”,</text:p>
            <text:p text:style-name="P171"><text:s text:c="6"/>“<text:span text:style-name="T54">discharging_max”: “</text:span>5.<text:span text:style-name="T56">3</text:span> kW”, </text:p>
            <text:p text:style-name="P171"><text:span text:style-name="T54"><text:s text:c="6"/>“batterycapacity_max”: “</text:span>30 kJ”</text:p>
            <text:p text:style-name="P176"><text:s text:c="2"/>}</text:p>
            <text:p text:style-name="P42"/>
            <text:p text:style-name="P177"/>
          </table:table-cell>
        </table:table-row>
        <table:table-row table:style-name="TableLine2585334667680">
          <table:table-cell table:style-name="Table4.A2" office:value-type="string">
            <text:p text:style-name="P41"><text:span text:style-name="T90">10</text:span><text:span text:style-name="T93">3</text:span><text:span text:style-name="T90"> / </text:span>1<text:span text:style-name="T57">5</text:span><text:span text:style-name="T93">3</text:span></text:p>
          </table:table-cell>
          <table:table-cell table:style-name="Table4.B2" office:value-type="string">
            <text:p text:style-name="P42">Get battery status</text:p>
            <text:p text:style-name="P42"/>
            <text:p text:style-name="P178">Reply is capacity in battery <text:span text:style-name="T85">with key “charge”</text:span></text:p>
            <text:p text:style-name="P183">This can be measured or calculated.</text:p>
            <text:p text:style-name="P178"/>
            <text:p text:style-name="P178">Example</text:p>
            <text:p text:style-name="P142"><text:span text:style-name="T4"><text:s text:c="2"/></text:span><text:span text:style-name="T61">{ “message”: </text:span><text:span text:style-name="T80">1</text:span><text:span text:style-name="T84">0</text:span><text:span text:style-name="T93">3</text:span><text:span text:style-name="T61">}</text:span></text:p>
            <text:p text:style-name="P101"><text:s text:c="2"/><text:span text:style-name="T61">{ “message”: </text:span><text:span text:style-name="T84">15</text:span><text:span text:style-name="T93">3</text:span><text:span text:style-name="T67">, </text:span><text:span text:style-name="T54">“charg</text:span><text:span text:style-name="T85">e</text:span><text:span text:style-name="T54">”: “</text:span><text:span text:style-name="T85">4.6</text:span><text:span text:style-name="T86"> kJ”</text:span><text:span text:style-name="T84"> }</text:span></text:p>
            <text:p text:style-name="P179"/>
            <text:p text:style-name="P177">Example of two independent batteries:</text:p>
            <text:p text:style-name="P142"><text:span text:style-name="T4"><text:s text:c="2"/></text:span><text:span text:style-name="T61">{ “message”: </text:span><text:span text:style-name="T80">1</text:span><text:span text:style-name="T84">0</text:span><text:span text:style-name="T93">3</text:span><text:span text:style-name="T61">}</text:span></text:p>
            <text:p text:style-name="P101"><text:s text:c="2"/><text:span text:style-name="T61">{ “message”: </text:span><text:span text:style-name="T84">15</text:span><text:span text:style-name="T93">3</text:span><text:span text:style-name="T67">, “</text:span><text:span text:style-name="T85">device</text:span><text:span text:style-name="T54">“: </text:span><text:span text:style-name="T85">1, </text:span><text:span text:style-name="T54">charg</text:span><text:span text:style-name="T85">e</text:span><text:span text:style-name="T54">”: “</text:span><text:span text:style-name="T85">4.6</text:span><text:span text:style-name="T86"> kJ”</text:span><text:span text:style-name="T84"> }</text:span></text:p>
            <text:p text:style-name="P142"><text:span text:style-name="T4"><text:s text:c="2"/></text:span><text:span text:style-name="T61">{ “message”: </text:span><text:span text:style-name="T80">1</text:span><text:span text:style-name="T84">0</text:span><text:span text:style-name="T93">3</text:span><text:span text:style-name="T67">, “</text:span><text:span text:style-name="T85">device</text:span><text:span text:style-name="T54">“: </text:span><text:span text:style-name="T85">2</text:span><text:span text:style-name="T61">}</text:span></text:p>
            <text:p text:style-name="P101"><text:s text:c="2"/><text:span text:style-name="T61">{ “message”: </text:span><text:span text:style-name="T84">15</text:span><text:span text:style-name="T93">3</text:span><text:span text:style-name="T67">, “</text:span><text:span text:style-name="T85">device</text:span><text:span text:style-name="T54">“: </text:span><text:span text:style-name="T85">2, </text:span><text:span text:style-name="T54">charg</text:span><text:span text:style-name="T85">e</text:span><text:span text:style-name="T54">”: “</text:span><text:span text:style-name="T85">6.1</text:span><text:span text:style-name="T86"> kJ”</text:span><text:span text:style-name="T84"> }</text:span></text:p>
            <text:p text:style-name="P179"/>
          </table:table-cell>
        </table:table-row>
        <table:table-row table:style-name="TableLine2585334668224">
          <table:table-cell table:style-name="Table4.A2" office:value-type="string">
            <text:p text:style-name="P41">10<text:span text:style-name="T93">4 / </text:span><text:span text:style-name="T96">154</text:span></text:p>
          </table:table-cell>
          <table:table-cell table:style-name="Table4.B2" office:value-type="string">
            <text:p text:style-name="P50">Set charging</text:p>
            <text:p text:style-name="P42"/>
            <text:p text:style-name="P184">Set charging level <text:span text:style-name="T90">with key “</text:span><text:span text:style-name="T91">power”.</text:span></text:p>
            <text:p text:style-name="P186">Positive is charging, negative is discharing</text:p>
            <text:p text:style-name="P185"/>
            <text:p text:style-name="P187">Examples</text:p>
            <text:p text:style-name="P188"><text:s/><text:span text:style-name="T4"><text:s/></text:span><text:span text:style-name="T61">{ “message”: </text:span><text:span text:style-name="T80">1</text:span><text:span text:style-name="T84">0</text:span><text:span text:style-name="T93">4</text:span><text:span text:style-name="T91">, “power”: “4.6 kW”</text:span><text:span text:style-name="T61">}</text:span></text:p>
            <text:p text:style-name="P102"><text:s text:c="2"/><text:span text:style-name="T61">{ “message”: </text:span><text:span text:style-name="T84">15</text:span><text:span text:style-name="T93">4</text:span><text:span text:style-name="T91"> </text:span><text:span text:style-name="T84">}</text:span></text:p>
            <text:p text:style-name="P180"/>
            <text:p text:style-name="P187"/>
            <text:p text:style-name="P42"/>
          </table:table-cell>
        </table:table-row>
        <table:table-row table:style-name="TableLine2585334656528">
          <table:table-cell table:style-name="Table4.A2" office:value-type="string">
            <text:p text:style-name="P41">1<text:span text:style-name="T93">05</text:span></text:p>
          </table:table-cell>
          <table:table-cell table:style-name="Table4.B2" office:value-type="string">
            <text:p text:style-name="P52">Get charging</text:p>
            <text:p text:style-name="P52"/>
            <text:p text:style-name="P191">Reply the power in charging.</text:p>
            <text:p text:style-name="P192">The value can be measured or calculated</text:p>
            <text:p text:style-name="P191"/>
            <text:p text:style-name="P191">Example</text:p>
            <text:p text:style-name="P103"><text:s text:c="2"/><text:span text:style-name="T61">{ “message”: </text:span><text:span text:style-name="T84">1</text:span><text:span text:style-name="T92">0</text:span><text:span text:style-name="T93">5</text:span><text:span text:style-name="T91"> </text:span><text:span text:style-name="T84">}</text:span></text:p>
            <text:p text:style-name="P189"><text:s/><text:span text:style-name="T4"><text:s/></text:span><text:span text:style-name="T61">{ “message”: </text:span><text:span text:style-name="T80">1</text:span><text:span text:style-name="T92">5</text:span><text:span text:style-name="T93">5</text:span><text:span text:style-name="T91">, “power”: “-4.6 kW”</text:span><text:span text:style-name="T61">}</text:span></text:p>
            <text:p text:style-name="P181"/>
          </table:table-cell>
        </table:table-row>
        <table:table-row table:style-name="TableLine2585334660064"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23"/>
          </table:table-cell>
        </table:table-row>
        <table:table-row table:style-name="TableLine2585334662784"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54">Solar, type 2</text:p>
          </table:table-cell>
        </table:table-row>
        <table:table-row table:style-name="TableLine2585334651632">
          <table:table-cell table:style-name="Table4.A2" office:value-type="string">
            <text:p text:style-name="P162"><text:span text:style-name="T106">2</text:span>00 / <text:span text:style-name="T106">2</text:span>50</text:p>
          </table:table-cell>
          <table:table-cell table:style-name="Table4.B2" office:value-type="string">
            <text:p text:style-name="P162">Get <text:span text:style-name="T106">convert</text:span><text:span text:style-name="T117">e</text:span><text:span text:style-name="T106">r</text:span> mode</text:p>
            <text:p text:style-name="P162"/>
            <text:p text:style-name="P162">key: “mode”. </text:p>
            <text:p text:style-name="P164"><text:s text:c="2"/>0: off (not <text:span text:style-name="T94">possible</text:span> to <text:span text:style-name="T111">control</text:span>). </text:p>
            <text:p text:style-name="P164"><text:soft-page-break/><text:s text:c="2"/><text:span text:style-name="T111">1</text:span>: o<text:span text:style-name="T111">n</text:span> (not <text:span text:style-name="T94">possible</text:span> to <text:span text:style-name="T111">control</text:span>). </text:p>
            <text:p text:style-name="P164"><text:s text:c="2"/><text:span text:style-name="T111">2</text:span>: ready to <text:span text:style-name="T111">control</text:span>. </text:p>
            <text:p text:style-name="P164"><text:s text:c="2"/><text:span text:style-name="T111">3</text:span>: <text:span text:style-name="T112">being </text:span><text:span text:style-name="T111">controlled</text:span>. </text:p>
            <text:p text:style-name="P155"/>
            <text:p text:style-name="P121">Example</text:p>
            <text:p text:style-name="P138"><text:span text:style-name="T4"><text:s text:c="2"/></text:span><text:span text:style-name="T61">{ “message”: </text:span><text:span text:style-name="T106">2</text:span><text:span text:style-name="T93">0</text:span><text:span text:style-name="T95">0</text:span><text:span text:style-name="T61">}</text:span></text:p>
            <text:p text:style-name="P97"><text:s text:c="2"/><text:span text:style-name="T61">{ “message”: </text:span><text:span text:style-name="T106">2</text:span><text:span text:style-name="T93">5</text:span><text:span text:style-name="T95">0</text:span><text:span text:style-name="T67">, “</text:span><text:span text:style-name="T95">mode</text:span><text:span text:style-name="T77">”: </text:span><text:span text:style-name="T95">2</text:span><text:span text:style-name="T77"> </text:span><text:span text:style-name="T61">}</text:span></text:p>
            <text:p text:style-name="P162"/>
          </table:table-cell>
        </table:table-row>
        <table:table-row table:style-name="TableLine2585334663600">
          <table:table-cell table:style-name="Table4.A2" office:value-type="string">
            <text:p text:style-name="P162"><text:span text:style-name="T116">2</text:span>0<text:span text:style-name="T105">1</text:span>/ <text:span text:style-name="T116">2</text:span>5<text:span text:style-name="T105">1</text:span></text:p>
          </table:table-cell>
          <table:table-cell table:style-name="Table4.B2" office:value-type="string">
            <text:p text:style-name="P162">Switch <text:span text:style-name="T106">converter</text:span></text:p>
            <text:p text:style-name="P162"/>
            <text:p text:style-name="P154"/>
            <text:p text:style-name="P154">keys: “switch” with options ”on” <text:span text:style-name="T101">and “off”</text:span></text:p>
            <text:p text:style-name="P154"/>
            <text:p text:style-name="P122">Example</text:p>
            <text:p text:style-name="P139"><text:span text:style-name="T4"><text:s text:c="2"/></text:span><text:span text:style-name="T61">{ “message”: </text:span><text:span text:style-name="T106">2</text:span><text:span text:style-name="T93">01</text:span><text:span text:style-name="T67">, “</text:span><text:span text:style-name="T77">switch”: “</text:span><text:span text:style-name="T93">on</text:span><text:span text:style-name="T77">” </text:span><text:span text:style-name="T61">}</text:span></text:p>
            <text:p text:style-name="P98"><text:s text:c="2"/><text:span text:style-name="T61">{ “message”: </text:span><text:span text:style-name="T106">2</text:span><text:span text:style-name="T93">51</text:span><text:span text:style-name="T77"> </text:span><text:span text:style-name="T61">}</text:span></text:p>
            <text:p text:style-name="P162"/>
            <text:p text:style-name="P140"><text:span text:style-name="T4"><text:s text:c="2"/></text:span><text:span text:style-name="T61">{ “message”: </text:span><text:span text:style-name="T106">2</text:span><text:span text:style-name="T93">01</text:span><text:span text:style-name="T67">, “</text:span><text:span text:style-name="T77">switch”: “</text:span><text:span text:style-name="T93">on</text:span><text:span text:style-name="T77">” </text:span><text:span text:style-name="T61">}</text:span></text:p>
            <text:p text:style-name="P99"><text:s text:c="2"/><text:span text:style-name="T61">{ “message”: </text:span><text:span text:style-name="T106">2</text:span><text:span text:style-name="T93">51, “</text:span><text:span text:style-name="T78">error</text:span><text:span text:style-name="T93">”:</text:span><text:span text:style-name="T77"> </text:span><text:span text:style-name="T97">3, “errortext”: “</text:span><text:span text:style-name="T98">Automatic mode not selected by user</text:span><text:span text:style-name="T97">”</text:span><text:span text:style-name="T61">}</text:span></text:p>
            <text:p text:style-name="P163"/>
          </table:table-cell>
        </table:table-row>
        <table:table-row table:style-name="TableLine2585334651904">
          <table:table-cell table:style-name="Table4.A2" office:value-type="string">
            <text:p text:style-name="P54">20<text:span text:style-name="T107">2 / 252</text:span></text:p>
          </table:table-cell>
          <table:table-cell table:style-name="Table4.B2" office:value-type="string">
            <text:p text:style-name="P54">Get specs</text:p>
            <text:p text:style-name="P43"/>
            <text:p text:style-name="P169"><text:span text:style-name="T104">The specs </text:span>consist of the following keywords:</text:p>
            <text:p text:style-name="P172"/>
            <text:p text:style-name="P172">Required:</text:p>
            <text:p text:style-name="P169">“<text:span text:style-name="T107">power</text:span>_max”</text:p>
            <text:p text:style-name="P172"/>
            <text:p text:style-name="P172">Optional:</text:p>
            <text:p text:style-name="P169">“<text:span text:style-name="T107">power</text:span>_peak”</text:p>
            <text:p text:style-name="P169">“<text:span text:style-name="T107">power</text:span>_peaktime”</text:p>
            <text:p text:style-name="P169"/>
            <text:p text:style-name="P124">Example</text:p>
            <text:p text:style-name="P143"><text:span text:style-name="T4"><text:s text:c="2"/></text:span><text:span text:style-name="T61">{ “message”: </text:span><text:span text:style-name="T107">2</text:span><text:span text:style-name="T84">0</text:span><text:span text:style-name="T93">2</text:span><text:span text:style-name="T61">}</text:span></text:p>
            <text:p text:style-name="P104"><text:s text:c="2"/><text:span text:style-name="T61">{ “message”: </text:span><text:span text:style-name="T107">2</text:span><text:span text:style-name="T84">5</text:span><text:span text:style-name="T93">2</text:span><text:span text:style-name="T67">, </text:span><text:span text:style-name="T54">“</text:span><text:span text:style-name="T107">power</text:span><text:span text:style-name="T54">_max”: “</text:span><text:span text:style-name="T107">3</text:span><text:span text:style-name="T86">.</text:span><text:span text:style-name="T56">2</text:span><text:span text:style-name="T86"> kW”</text:span><text:span text:style-name="T84"> <text:s/>}</text:span></text:p>
            <text:p text:style-name="P43"/>
          </table:table-cell>
        </table:table-row>
        <table:table-row table:style-name="TableLine2585334654896">
          <table:table-cell table:style-name="Table4.A2" office:value-type="string">
            <text:p text:style-name="P54">20<text:span text:style-name="T108">3 / </text:span><text:span text:style-name="T110">253</text:span></text:p>
          </table:table-cell>
          <table:table-cell table:style-name="Table4.B2" office:value-type="string">
            <text:p text:style-name="P54">Get <text:span text:style-name="T114">actual</text:span></text:p>
            <text:p text:style-name="P54"/>
            <text:p text:style-name="P125">Example</text:p>
            <text:p text:style-name="P144"><text:span text:style-name="T4"><text:s text:c="2"/></text:span><text:span text:style-name="T61">{ “message”: </text:span><text:span text:style-name="T107">2</text:span><text:span text:style-name="T84">0</text:span><text:span text:style-name="T108">3</text:span><text:span text:style-name="T61">}</text:span></text:p>
            <text:p text:style-name="P105"><text:s text:c="2"/><text:span text:style-name="T61">{ “message”: </text:span><text:span text:style-name="T107">2</text:span><text:span text:style-name="T84">5</text:span><text:span text:style-name="T108">3</text:span><text:span text:style-name="T67">, </text:span><text:span text:style-name="T54">“</text:span><text:span text:style-name="T107">power</text:span><text:span text:style-name="T54">_</text:span><text:span text:style-name="T108">panel</text:span><text:span text:style-name="T54">”: “</text:span><text:span text:style-name="T108">1</text:span><text:span text:style-name="T86">.</text:span><text:span text:style-name="T108">3</text:span><text:span text:style-name="T86"> kW”, </text:span></text:p>
            <text:p text:style-name="P105"><text:span text:style-name="T54"><text:s text:c="32"/>“</text:span><text:span text:style-name="T107">power</text:span><text:span text:style-name="T54">_</text:span><text:span text:style-name="T108">converter</text:span><text:span text:style-name="T54">”: “</text:span><text:span text:style-name="T108">1</text:span><text:span text:style-name="T86">.</text:span><text:span text:style-name="T108">3</text:span><text:span text:style-name="T86"> kW”, </text:span></text:p>
            <text:p text:style-name="P105"><text:span text:style-name="T54"><text:s text:c="14"/></text:span><text:span text:style-name="T108"><text:s text:c="18"/></text:span><text:span text:style-name="T54">“</text:span><text:span text:style-name="T107">power</text:span><text:span text:style-name="T54">_</text:span><text:span text:style-name="T108">max</text:span><text:span text:style-name="T54">”: “</text:span><text:span text:style-name="T108">3</text:span><text:span text:style-name="T86">.</text:span><text:span text:style-name="T108">2</text:span><text:span text:style-name="T86"> kW”</text:span><text:span text:style-name="T84"> <text:s/>}</text:span></text:p>
            <text:p text:style-name="P54"/>
          </table:table-cell>
        </table:table-row>
        <table:table-row table:style-name="TableLine2585334656800">
          <table:table-cell table:style-name="Table4.A2" office:value-type="string">
            <text:p text:style-name="P54">20<text:span text:style-name="T109">4 / </text:span><text:span text:style-name="T110">254</text:span></text:p>
          </table:table-cell>
          <table:table-cell table:style-name="Table4.B2" office:value-type="string">
            <text:p text:style-name="P54">Get converter output</text:p>
            <text:p text:style-name="P55"/>
            <text:p text:style-name="P125">Example</text:p>
            <text:p text:style-name="P144"><text:span text:style-name="T4"><text:s text:c="2"/></text:span><text:span text:style-name="T61">{ “message”: </text:span><text:span text:style-name="T107">2</text:span><text:span text:style-name="T84">0</text:span><text:span text:style-name="T108">4</text:span><text:span text:style-name="T61">}</text:span></text:p>
            <text:p text:style-name="P105"><text:s text:c="2"/><text:span text:style-name="T61">{ “message”: </text:span><text:span text:style-name="T107">2</text:span><text:span text:style-name="T108">04</text:span><text:span text:style-name="T67">, </text:span><text:span text:style-name="T54">“</text:span><text:span text:style-name="T107">power</text:span><text:span text:style-name="T54">_</text:span><text:span text:style-name="T108">converter</text:span><text:span text:style-name="T54">”: “</text:span><text:span text:style-name="T108">2</text:span><text:span text:style-name="T86">.</text:span><text:span text:style-name="T108">3</text:span><text:span text:style-name="T86"> kW”</text:span><text:span text:style-name="T84"> <text:s/>}</text:span></text:p>
            <text:p text:style-name="P54"/>
          </table:table-cell>
        </table:table-row>
        <table:table-row table:style-name="TableLine2585334657344">
          <table:table-cell table:style-name="Table4.A2" office:value-type="string">
            <text:p text:style-name="P54">20<text:span text:style-name="T110">5 / 255</text:span></text:p>
          </table:table-cell>
          <table:table-cell table:style-name="Table4.B2" office:value-type="string">
            <text:p text:style-name="P54">Set maximum converter output</text:p>
            <text:p text:style-name="P54"/>
            <text:p text:style-name="P190"><text:s/><text:span text:style-name="T4"><text:s/></text:span><text:span text:style-name="T61">{ “message”: </text:span><text:span text:style-name="T109">205</text:span><text:span text:style-name="T91">, “power</text:span><text:span text:style-name="T109">_max</text:span><text:span text:style-name="T91">”: “</text:span><text:span text:style-name="T109">2</text:span><text:span text:style-name="T91">.</text:span><text:span text:style-name="T109">9</text:span><text:span text:style-name="T91"> kW”</text:span><text:span text:style-name="T61">}</text:span></text:p>
            <text:p text:style-name="P106"><text:s text:c="2"/><text:span text:style-name="T61">{ “message”: </text:span><text:span text:style-name="T109">255</text:span><text:span text:style-name="T91"> </text:span><text:span text:style-name="T84">}</text:span></text:p>
            <text:p text:style-name="P182"/>
          </table:table-cell>
        </table:table-row>
        <table:table-row table:style-name="TableLine2585334657616"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23"/>
          </table:table-cell>
        </table:table-row>
        <text:soft-page-break/>
        <table:table-row table:style-name="TableLine2585334657888"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56"><text:span text:style-name="T41">H</text:span>eating / <text:span text:style-name="T38">cooling</text:span>, type 3</text:p>
          </table:table-cell>
        </table:table-row>
        <table:table-row table:style-name="TableLine2585334662240">
          <table:table-cell table:style-name="Table4.A2" office:value-type="string">
            <text:p text:style-name="P162"><text:span text:style-name="T111">3</text:span>00 / <text:span text:style-name="T111">3</text:span>50</text:p>
          </table:table-cell>
          <table:table-cell table:style-name="Table4.B2" office:value-type="string">
            <text:p text:style-name="P162">Get mode</text:p>
            <text:p text:style-name="P162"/>
            <text:p text:style-name="P162">key: “mode”. </text:p>
            <text:p text:style-name="P162"><text:s text:c="2"/>0: off (not <text:span text:style-name="T94">possible</text:span> to <text:span text:style-name="T111">control</text:span>). </text:p>
            <text:p text:style-name="P164"><text:s text:c="2"/><text:span text:style-name="T111">1</text:span>: o<text:span text:style-name="T111">n</text:span> (not <text:span text:style-name="T94">possible</text:span> to <text:span text:style-name="T111">control</text:span>). </text:p>
            <text:p text:style-name="P164"><text:s text:c="2"/><text:span text:style-name="T111">2</text:span>: ready to <text:span text:style-name="T111">control</text:span>. </text:p>
            <text:p text:style-name="P162"><text:s text:c="2"/><text:span text:style-name="T111">3</text:span>: <text:span text:style-name="T112">being </text:span><text:span text:style-name="T111">controlled</text:span>. </text:p>
            <text:p text:style-name="P154"/>
            <text:p text:style-name="P121">Example</text:p>
            <text:p text:style-name="P138"><text:span text:style-name="T4"><text:s text:c="2"/></text:span><text:span text:style-name="T61">{ “message”: </text:span><text:span text:style-name="T112">3</text:span><text:span text:style-name="T93">0</text:span><text:span text:style-name="T95">0</text:span><text:span text:style-name="T61">}</text:span></text:p>
            <text:p text:style-name="P97"><text:s text:c="2"/><text:span text:style-name="T61">{ “message”: </text:span><text:span text:style-name="T112">3</text:span><text:span text:style-name="T93">5</text:span><text:span text:style-name="T95">0</text:span><text:span text:style-name="T67">, “</text:span><text:span text:style-name="T95">mode</text:span><text:span text:style-name="T77">”: </text:span><text:span text:style-name="T112">3</text:span><text:span text:style-name="T77"> </text:span><text:span text:style-name="T61">}</text:span></text:p>
            <text:p text:style-name="P162"/>
          </table:table-cell>
        </table:table-row>
        <table:table-row table:style-name="TableLine2585334658160">
          <table:table-cell table:style-name="Table4.A2" office:value-type="string">
            <text:p text:style-name="P162"><text:span text:style-name="T111">3</text:span>0<text:span text:style-name="T105">1</text:span>/ <text:span text:style-name="T111">3</text:span>5<text:span text:style-name="T105">1</text:span></text:p>
          </table:table-cell>
          <table:table-cell table:style-name="Table4.B2" office:value-type="string">
            <text:p text:style-name="P162">Switch</text:p>
            <text:p text:style-name="P154"/>
            <text:p text:style-name="P154">keys: “switch” with options ”on” <text:span text:style-name="T101">and “off”</text:span></text:p>
            <text:p text:style-name="P154"/>
            <text:p text:style-name="P122">Example</text:p>
            <text:p text:style-name="P139"><text:span text:style-name="T4"><text:s text:c="2"/></text:span><text:span text:style-name="T61">{ “message”: </text:span><text:span text:style-name="T112">3</text:span><text:span text:style-name="T93">01</text:span><text:span text:style-name="T67">, “</text:span><text:span text:style-name="T77">switch”: “</text:span><text:span text:style-name="T93">on</text:span><text:span text:style-name="T77">” </text:span><text:span text:style-name="T61">}</text:span></text:p>
            <text:p text:style-name="P98"><text:s text:c="2"/><text:span text:style-name="T61">{ “message”: </text:span><text:span text:style-name="T112">3</text:span><text:span text:style-name="T93">51</text:span><text:span text:style-name="T77"> </text:span><text:span text:style-name="T61">}</text:span></text:p>
            <text:p text:style-name="P162"/>
          </table:table-cell>
        </table:table-row>
        <table:table-row table:style-name="TableLine2585334659520">
          <table:table-cell table:style-name="Table4.A2" office:value-type="string">
            <text:p text:style-name="P41"><text:span text:style-name="T113">3</text:span><text:span text:style-name="T83">0</text:span><text:span text:style-name="T93">2</text:span> / <text:span text:style-name="T113">3</text:span><text:span text:style-name="T83">5</text:span><text:span text:style-name="T93">2</text:span></text:p>
          </table:table-cell>
          <table:table-cell table:style-name="Table4.B2" office:value-type="string">
            <text:p text:style-name="P42">Get specs</text:p>
            <text:p text:style-name="P42"/>
            <text:p text:style-name="P167"><text:span text:style-name="T104">The specs </text:span>consist of the following keywords:</text:p>
            <text:p text:style-name="P170"/>
            <text:p text:style-name="P170"><text:span text:style-name="T114">Keys</text:span>:</text:p>
            <text:p text:style-name="P167">“<text:span text:style-name="T113">heating_power</text:span><text:span text:style-name="T114">_max</text:span>”</text:p>
            <text:p text:style-name="P167">“<text:span text:style-name="T113">cooling_power</text:span><text:span text:style-name="T114">_max</text:span>”</text:p>
            <text:p text:style-name="P173"/>
            <text:p text:style-name="P123">Example</text:p>
            <text:p text:style-name="P141"><text:span text:style-name="T4"><text:s text:c="2"/></text:span><text:span text:style-name="T61">{ “message”: </text:span><text:span text:style-name="T113">3</text:span><text:span text:style-name="T84">0</text:span><text:span text:style-name="T93">2</text:span><text:span text:style-name="T61">}</text:span></text:p>
            <text:p text:style-name="P100"><text:s text:c="2"/><text:span text:style-name="T61">{ “message”: </text:span><text:span text:style-name="T113">3</text:span><text:span text:style-name="T84">5</text:span><text:span text:style-name="T93">2</text:span><text:span text:style-name="T67">, </text:span></text:p>
            <text:p text:style-name="P171"><text:span text:style-name="T54"><text:s text:c="6"/>“</text:span><text:span text:style-name="T113">heating_power</text:span><text:span text:style-name="T114">_max</text:span><text:span text:style-name="T54">”: “</text:span><text:span text:style-name="T113">1</text:span>.<text:span text:style-name="T113">8</text:span> kW”,</text:p>
            <text:p text:style-name="P171"><text:span text:style-name="T54"><text:s text:c="6"/>“</text:span><text:span text:style-name="T113">cooling_power</text:span><text:span text:style-name="T114">_max</text:span><text:span text:style-name="T54">”: “</text:span><text:span text:style-name="T113">1.2</text:span> k<text:span text:style-name="T113">W</text:span>”</text:p>
            <text:p text:style-name="P176"><text:s text:c="2"/>}</text:p>
            <text:p text:style-name="P42"/>
            <text:p text:style-name="P177"/>
          </table:table-cell>
        </table:table-row>
        <table:table-row table:style-name="TableLine2585334659792">
          <table:table-cell table:style-name="Table4.A2" office:value-type="string">
            <text:p text:style-name="P54"><text:span text:style-name="T114">3</text:span>0<text:span text:style-name="T108">3 / </text:span><text:span text:style-name="T114">3</text:span><text:span text:style-name="T110">53</text:span></text:p>
          </table:table-cell>
          <table:table-cell table:style-name="Table4.B2" office:value-type="string">
            <text:p text:style-name="P54">Get <text:span text:style-name="T114">actual</text:span></text:p>
            <text:p text:style-name="P54"/>
            <text:p text:style-name="P125">Example</text:p>
            <text:p text:style-name="P144"><text:span text:style-name="T4"><text:s text:c="2"/></text:span><text:span text:style-name="T61">{ “message”: </text:span><text:span text:style-name="T107">2</text:span><text:span text:style-name="T84">0</text:span><text:span text:style-name="T108">3</text:span><text:span text:style-name="T61">}</text:span></text:p>
            <text:p text:style-name="P105"><text:s text:c="2"/><text:span text:style-name="T61">{ “message”: </text:span><text:span text:style-name="T107">2</text:span><text:span text:style-name="T84">5</text:span><text:span text:style-name="T108">3</text:span><text:span text:style-name="T67">, </text:span><text:span text:style-name="T54">“</text:span><text:span text:style-name="T114">heating_power</text:span><text:span text:style-name="T54">”: “</text:span><text:span text:style-name="T108">1</text:span><text:span text:style-name="T86">.</text:span><text:span text:style-name="T108">3</text:span><text:span text:style-name="T86"> kW”, </text:span></text:p>
            <text:p text:style-name="P105"><text:span text:style-name="T54"><text:s text:c="32"/>“</text:span><text:span text:style-name="T114">cooling_power</text:span><text:span text:style-name="T54">”: “</text:span><text:span text:style-name="T114">0.0</text:span><text:span text:style-name="T86"> kW”, </text:span></text:p>
            <text:p text:style-name="P174"><text:span text:style-name="T54"><text:s text:c="4"/></text:span><text:span text:style-name="T114"><text:s text:c="22"/></text:span><text:span text:style-name="T54"><text:s text:c="6"/>“</text:span><text:span text:style-name="T113">heating_power</text:span><text:span text:style-name="T114">_max</text:span><text:span text:style-name="T54">”: “</text:span><text:span text:style-name="T113">1</text:span>.<text:span text:style-name="T113">8</text:span> kW”,</text:p>
            <text:p text:style-name="P174"><text:span text:style-name="T54"><text:s text:c="8"/></text:span><text:span text:style-name="T114"><text:s text:c="24"/></text:span><text:span text:style-name="T54">“</text:span><text:span text:style-name="T113">cooling_power</text:span><text:span text:style-name="T114">_max</text:span><text:span text:style-name="T54">”: “</text:span><text:span text:style-name="T113">1.2</text:span> k<text:span text:style-name="T113">W</text:span>”</text:p>
            <text:p text:style-name="P175"><text:span text:style-name="T54"><text:s text:c="8"/></text:span><text:span text:style-name="T114"><text:s text:c="24"/></text:span><text:span text:style-name="T54">“</text:span><text:span text:style-name="T115">manual_setpoint</text:span><text:span text:style-name="T54">”: “</text:span><text:span text:style-name="T115">21.0 C</text:span>”</text:p>
            <text:p text:style-name="P107"><text:span text:style-name="T54"><text:s text:c="14"/></text:span><text:span text:style-name="T108"><text:s text:c="18"/></text:span><text:span text:style-name="T54">“</text:span><text:span text:style-name="T114">temperature</text:span><text:span text:style-name="T54">”: “</text:span><text:span text:style-name="T114">19.5 C</text:span><text:span text:style-name="T86">”</text:span><text:span text:style-name="T84"> <text:s/>}</text:span></text:p>
            <text:p text:style-name="P54"/>
          </table:table-cell>
        </table:table-row>
        <table:table-row table:style-name="TableLine2585334660608">
          <table:table-cell table:style-name="Table4.A2" office:value-type="string">
            <text:p text:style-name="P41"><text:span text:style-name="T116">3</text:span>0<text:span text:style-name="T93">4 / </text:span><text:span text:style-name="T116">3</text:span><text:span text:style-name="T96">54</text:span></text:p>
          </table:table-cell>
          <table:table-cell table:style-name="Table4.B2" office:value-type="string">
            <text:p text:style-name="P50">Set <text:span text:style-name="T116">heating</text:span></text:p>
            <text:p text:style-name="P42"/>
            <text:p text:style-name="P184">Set <text:span text:style-name="T116">heating</text:span> <text:span text:style-name="T90">with key “</text:span><text:span text:style-name="T116">heating_power</text:span><text:span text:style-name="T91">”.</text:span></text:p>
            <text:p text:style-name="P193">Switch off cooling</text:p>
            <text:p text:style-name="P185"/>
            <text:p text:style-name="P187">Examples</text:p>
            <text:p text:style-name="P188"><text:s/><text:span text:style-name="T4"><text:s/></text:span><text:span text:style-name="T61">{ “message”: </text:span><text:span text:style-name="T116">3</text:span><text:span text:style-name="T84">0</text:span><text:span text:style-name="T93">4</text:span><text:span text:style-name="T91">, “</text:span><text:span text:style-name="T116">heating_</text:span><text:span text:style-name="T91">power”: “</text:span><text:span text:style-name="T116">0</text:span><text:span text:style-name="T91">.</text:span><text:span text:style-name="T116">4</text:span><text:span text:style-name="T91"> kW”</text:span><text:span text:style-name="T61">}</text:span></text:p>
            <text:p text:style-name="P102"><text:s text:c="2"/><text:span text:style-name="T61">{ “message”: </text:span><text:span text:style-name="T116">3</text:span><text:span text:style-name="T84">5</text:span><text:span text:style-name="T93">4</text:span><text:span text:style-name="T91"> </text:span><text:span text:style-name="T84">}</text:span></text:p>
            <text:p text:style-name="P44"><text:soft-page-break/></text:p>
          </table:table-cell>
        </table:table-row>
        <table:table-row table:style-name="TableLine2585334660880">
          <table:table-cell table:style-name="Table4.A2" office:value-type="string">
            <text:p text:style-name="P41"><text:span text:style-name="T116">3</text:span>0<text:span text:style-name="T116">5</text:span><text:span text:style-name="T93"> / </text:span><text:span text:style-name="T116">3</text:span><text:span text:style-name="T96">5</text:span><text:span text:style-name="T116">5</text:span></text:p>
          </table:table-cell>
          <table:table-cell table:style-name="Table4.B2" office:value-type="string">
            <text:p text:style-name="P50">Set <text:span text:style-name="T116">cooling</text:span></text:p>
            <text:p text:style-name="P42"/>
            <text:p text:style-name="P184">Set <text:span text:style-name="T116">cooling</text:span> <text:span text:style-name="T90">with key “</text:span><text:span text:style-name="T116">cooling_power</text:span><text:span text:style-name="T91">”.</text:span></text:p>
            <text:p text:style-name="P193">Switch off heating</text:p>
            <text:p text:style-name="P185"/>
            <text:p text:style-name="P187">Examples</text:p>
            <text:p text:style-name="P188"><text:s/><text:span text:style-name="T4"><text:s/></text:span><text:span text:style-name="T61">{ “message”: </text:span><text:span text:style-name="T116">3</text:span><text:span text:style-name="T84">0</text:span><text:span text:style-name="T116">5</text:span><text:span text:style-name="T91">, “</text:span><text:span text:style-name="T116">cooling_</text:span><text:span text:style-name="T91">power”: “</text:span><text:span text:style-name="T116">1</text:span><text:span text:style-name="T91">.</text:span><text:span text:style-name="T116">0</text:span><text:span text:style-name="T91"> kW”</text:span><text:span text:style-name="T61">}</text:span></text:p>
            <text:p text:style-name="P102"><text:s text:c="2"/><text:span text:style-name="T61">{ “message”: </text:span><text:span text:style-name="T116">3</text:span><text:span text:style-name="T84">5</text:span><text:span text:style-name="T116">5</text:span><text:span text:style-name="T91"> </text:span><text:span text:style-name="T84">}</text:span></text:p>
            <text:p text:style-name="P44"/>
          </table:table-cell>
        </table:table-row>
        <table:table-row table:style-name="TableLine2585334661152"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23"/>
          </table:table-cell>
        </table:table-row>
        <table:table-row table:style-name="TableLine2585334662512"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62">Dishwasher, washing machine, dryer, type 4</text:p>
          </table:table-cell>
        </table:table-row>
        <table:table-row table:style-name="TableLine2585334504752">
          <table:table-cell table:style-name="Table4.A2" office:value-type="string">
            <text:p text:style-name="P162"><text:span text:style-name="T117">4</text:span>00 / <text:span text:style-name="T117">4</text:span>50</text:p>
          </table:table-cell>
          <table:table-cell table:style-name="Table4.B2" office:value-type="string">
            <text:p text:style-name="P162">Get charging mode</text:p>
            <text:p text:style-name="P162"/>
            <text:p text:style-name="P162">key: “mode”. </text:p>
            <text:p text:style-name="P162"><text:s text:c="2"/>0: off (not <text:span text:style-name="T94">possible</text:span> to <text:span text:style-name="T117">control</text:span>). </text:p>
            <text:p text:style-name="P162"><text:s text:c="2"/>1: ready to switch on. </text:p>
            <text:p text:style-name="P162"><text:s text:c="2"/>2: switched on <text:span text:style-name="T117">(being controlled)</text:span>. </text:p>
            <text:p text:style-name="P162"><text:s text:c="2"/>3: finished (not possible to <text:span text:style-name="T94">s</text:span>witch on).</text:p>
            <text:p text:style-name="P162"/>
            <text:p text:style-name="P153"/>
            <text:p text:style-name="P121">Example</text:p>
            <text:p text:style-name="P138"><text:span text:style-name="T4"><text:s text:c="2"/></text:span><text:span text:style-name="T61">{ “message”: </text:span><text:span text:style-name="T117">4</text:span><text:span text:style-name="T93">0</text:span><text:span text:style-name="T95">0</text:span><text:span text:style-name="T61">}</text:span></text:p>
            <text:p text:style-name="P97"><text:s text:c="2"/><text:span text:style-name="T61">{ “message”: </text:span><text:span text:style-name="T117">4</text:span><text:span text:style-name="T93">5</text:span><text:span text:style-name="T95">0</text:span><text:span text:style-name="T67">, “</text:span><text:span text:style-name="T95">mode</text:span><text:span text:style-name="T77">”: </text:span><text:span text:style-name="T118">1</text:span><text:span text:style-name="T77"> </text:span><text:span text:style-name="T61">}</text:span></text:p>
            <text:p text:style-name="P162"/>
          </table:table-cell>
        </table:table-row>
        <table:table-row table:style-name="TableLine2585334500944">
          <table:table-cell table:style-name="Table4.A2" office:value-type="string">
            <text:p text:style-name="P162"><text:span text:style-name="T117">4</text:span>0<text:span text:style-name="T105">1</text:span>/ <text:span text:style-name="T117">4</text:span>5<text:span text:style-name="T105">1</text:span></text:p>
          </table:table-cell>
          <table:table-cell table:style-name="Table4.B2" office:value-type="string">
            <text:p text:style-name="P162">Switch charging</text:p>
            <text:p text:style-name="P162"/>
            <text:p text:style-name="P154"/>
            <text:p text:style-name="P154">keys: “switch” with options ”on” <text:span text:style-name="T101">and “off”</text:span></text:p>
            <text:p text:style-name="P154"/>
            <text:p text:style-name="P122">Example</text:p>
            <text:p text:style-name="P139"><text:span text:style-name="T4"><text:s text:c="2"/></text:span><text:span text:style-name="T61">{ “message”: </text:span><text:span text:style-name="T119">4</text:span><text:span text:style-name="T93">01</text:span><text:span text:style-name="T67">, “</text:span><text:span text:style-name="T77">switch”: “</text:span><text:span text:style-name="T93">on</text:span><text:span text:style-name="T77">” </text:span><text:span text:style-name="T61">}</text:span></text:p>
            <text:p text:style-name="P98"><text:s text:c="2"/><text:span text:style-name="T61">{ “message”: </text:span><text:span text:style-name="T119">4</text:span><text:span text:style-name="T93">51</text:span><text:span text:style-name="T77"> </text:span><text:span text:style-name="T61">}</text:span></text:p>
            <text:p text:style-name="P162"/>
            <text:p text:style-name="P163"/>
          </table:table-cell>
        </table:table-row>
        <table:table-row table:style-name="TableLine2585334537120">
          <table:table-cell table:style-name="Table4.A2" office:value-type="string">
            <text:p text:style-name="P64">40<text:span text:style-name="T120">2 / 452</text:span></text:p>
          </table:table-cell>
          <table:table-cell table:style-name="Table4.B2" office:value-type="string">
            <text:p text:style-name="P64">Get <text:span text:style-name="T120">program</text:span> profile</text:p>
            <text:p text:style-name="P64"/>
            <text:p text:style-name="P194">for “selected” see 404</text:p>
            <text:p text:style-name="P64"/>
            <text:p text:style-name="P126">Example</text:p>
            <text:p text:style-name="P145"><text:span text:style-name="T4"><text:s text:c="2"/></text:span><text:span text:style-name="T61">{ “message”: </text:span><text:span text:style-name="T119">4</text:span><text:span text:style-name="T93">0</text:span><text:span text:style-name="T120">2</text:span><text:span text:style-name="T77"> </text:span><text:span text:style-name="T61">}</text:span></text:p>
            <text:p text:style-name="P108"><text:s text:c="2"/><text:span text:style-name="T61">{ “message”: </text:span><text:span text:style-name="T119">4</text:span><text:span text:style-name="T93">5</text:span><text:span text:style-name="T120">2, </text:span><text:span text:style-name="T77"><text:s/></text:span></text:p>
            <text:p text:style-name="P108"><text:span text:style-name="T102"><text:s text:c="8"/>“</text:span><text:span text:style-name="T120">program</text:span><text:span text:style-name="T102">”: </text:span><text:span text:style-name="T77"><text:s/></text:span><text:span text:style-name="T81">[{“</text:span><text:span text:style-name="T122">step”: 1, </text:span><text:span text:style-name="T81">“</text:span><text:span text:style-name="T120">duration</text:span><text:span text:style-name="T102">”: “</text:span><text:span text:style-name="T120">25 m</text:span><text:span text:style-name="T102">”, “</text:span><text:span text:style-name="T120">power</text:span><text:span text:style-name="T102">”: </text:span><text:span text:style-name="T81">“</text:span><text:span text:style-name="T120">1.2 kW</text:span><text:span text:style-name="T77">” </text:span><text:span text:style-name="T102">}</text:span><text:span text:style-name="T77">,</text:span></text:p>
            <text:p text:style-name="P109"><text:span text:style-name="T102"><text:s text:c="14"/></text:span><text:span text:style-name="T120"><text:s text:c="16"/></text:span><text:span text:style-name="T81">{“</text:span><text:span text:style-name="T122">step”: 2, </text:span><text:span text:style-name="T120">“</text:span><text:span text:style-name="T126">pause</text:span><text:span text:style-name="T125">”: “15 m”,</text:span><text:span text:style-name="T77"> “</text:span><text:span text:style-name="T120">max_pause”: “30 m”, </text:span><text:span text:style-name="T102">}</text:span><text:span text:style-name="T77">,</text:span></text:p>
            <text:p text:style-name="P110"><text:span text:style-name="T102"><text:s text:c="14"/></text:span><text:span text:style-name="T120"><text:s text:c="16"/></text:span><text:span text:style-name="T81">{“</text:span><text:span text:style-name="T122">step”: 3, </text:span><text:span text:style-name="T81">“</text:span><text:span text:style-name="T120">duration</text:span><text:span text:style-name="T102">”: “</text:span><text:span text:style-name="T120">35 m</text:span><text:span text:style-name="T102">”, “</text:span><text:span text:style-name="T120">power</text:span><text:span text:style-name="T102">”: </text:span><text:span text:style-name="T81">“</text:span><text:span text:style-name="T120">0.4 kW</text:span><text:span text:style-name="T77">” </text:span><text:span text:style-name="T102">}</text:span><text:span text:style-name="T77">,</text:span></text:p>
            <text:p text:style-name="P109"><text:span text:style-name="T102"><text:s text:c="14"/></text:span><text:span text:style-name="T120"><text:s text:c="16"/></text:span><text:span text:style-name="T81">{“</text:span><text:span text:style-name="T122">step”: 4, </text:span><text:span text:style-name="T120">“</text:span><text:span text:style-name="T126">pause</text:span><text:span text:style-name="T125">”: “</text:span><text:span text:style-name="T126">0 s</text:span><text:span text:style-name="T125">”,</text:span><text:span text:style-name="T77"> “</text:span><text:span text:style-name="T120">max_pause”: “infinity”</text:span><text:span text:style-name="T77"> </text:span><text:span text:style-name="T102">}</text:span><text:span text:style-name="T77">,</text:span></text:p>
            <text:p text:style-name="P110"><text:span text:style-name="T102"><text:s text:c="14"/></text:span><text:span text:style-name="T120"><text:s text:c="16"/></text:span><text:span text:style-name="T81">{“</text:span><text:span text:style-name="T122">step”: 5, </text:span><text:span text:style-name="T81">“</text:span><text:span text:style-name="T120">duration</text:span><text:span text:style-name="T102">”: “</text:span><text:span text:style-name="T120">20 m</text:span><text:span text:style-name="T102">”, “</text:span><text:span text:style-name="T120">power</text:span><text:span text:style-name="T102">”: </text:span><text:span text:style-name="T81">“</text:span><text:span text:style-name="T120">0.1 kW</text:span><text:span text:style-name="T77">” </text:span><text:span text:style-name="T102">} </text:span><text:span text:style-name="T121">]</text:span></text:p>
            <text:p text:style-name="P195"><text:s text:c="2"/>}</text:p>
            <text:p text:style-name="P156"><text:s/></text:p>
          </table:table-cell>
        </table:table-row>
        <table:table-row table:style-name="TableLine2585334538480">
          <table:table-cell table:style-name="Table4.A2" office:value-type="string">
            <text:p text:style-name="P64">40<text:span text:style-name="T122">3 / </text:span><text:span text:style-name="T123">453</text:span></text:p>
          </table:table-cell>
          <table:table-cell table:style-name="Table4.B2" office:value-type="string">
            <text:p text:style-name="P64">Get <text:span text:style-name="T123">program </text:span>progress</text:p>
            <text:p text:style-name="P64"/>
            <text:p text:style-name="P127">Example</text:p>
            <text:p text:style-name="P146"><text:span text:style-name="T4"><text:s text:c="2"/></text:span><text:span text:style-name="T61">{ “message”: </text:span><text:span text:style-name="T119">4</text:span><text:span text:style-name="T93">0</text:span><text:span text:style-name="T124">3</text:span><text:span text:style-name="T77"> </text:span><text:span text:style-name="T61">}</text:span></text:p>
            <text:p text:style-name="P111"><text:s text:c="2"/><text:span text:style-name="T61">{ “message”: </text:span><text:span text:style-name="T119">4</text:span><text:span text:style-name="T93">5</text:span><text:span text:style-name="T124">3, “step”: 3, “remaining”: “12 m 34 s”</text:span><text:span text:style-name="T77"> </text:span><text:span text:style-name="T61">}</text:span></text:p>
            <text:p text:style-name="P165"/>
          </table:table-cell>
        </table:table-row>
        <text:soft-page-break/>
        <table:table-row table:style-name="TableLine2585334546096">
          <table:table-cell table:style-name="Table4.A2" office:value-type="string">
            <text:p text:style-name="P64">40<text:span text:style-name="T124">4 / 454</text:span></text:p>
          </table:table-cell>
          <table:table-cell table:style-name="Table4.B2" office:value-type="string">
            <text:p text:style-name="P196">Control program</text:p>
            <text:p text:style-name="P196"/>
            <text:p text:style-name="P197">Set pause time in program. Message 452 shows whether pause is set </text:p>
            <text:p text:style-name="P196"/>
            <text:p text:style-name="P128">Example</text:p>
            <text:p text:style-name="P147"><text:span text:style-name="T4"><text:s text:c="2"/></text:span><text:span text:style-name="T61">{ “message”: </text:span><text:span text:style-name="T119">4</text:span><text:span text:style-name="T93">0</text:span><text:span text:style-name="T124">4, “pause_at_step”: 2, “duration”: “15 m”</text:span><text:span text:style-name="T77"> </text:span><text:span text:style-name="T61">}</text:span></text:p>
            <text:p text:style-name="P112"><text:s text:c="2"/><text:span text:style-name="T61">{ “message”: </text:span><text:span text:style-name="T119">4</text:span><text:span text:style-name="T93">5</text:span><text:span text:style-name="T124">4</text:span><text:span text:style-name="T77"> </text:span><text:span text:style-name="T61">}</text:span></text:p>
            <text:p text:style-name="P166"/>
          </table:table-cell>
        </table:table-row>
        <table:table-row table:style-name="TableLine2585334546368"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23"/>
          </table:table-cell>
        </table:table-row>
      </table:table>
      <text:p text:style-name="P22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9:58:15.830000000</meta:creation-date>
    <dc:date>2023-02-13T19:53:21.079000000</dc:date>
    <meta:editing-duration>P1DT2H22M41S</meta:editing-duration>
    <meta:editing-cycles>224</meta:editing-cycles>
    <meta:generator>LibreOffice/7.0.4.2$Windows_X86_64 LibreOffice_project/dcf040e67528d9187c66b2379df5ea4407429775</meta:generator>
    <meta:document-statistic meta:table-count="2" meta:image-count="0" meta:object-count="0" meta:page-count="9" meta:paragraph-count="356" meta:word-count="1501" meta:character-count="10436" meta:non-whitespace-character-count="7945"/>
  </office:meta>
</office:document-meta>
</file>